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style:font-name="Arial" fo:font-size="10pt" style:font-size-asian="10pt" style:font-size-complex="10pt"/>
    </style:style>
    <style:style style:name="P10" style:family="paragraph" style:parent-style-name="Text_20_body" style:list-style-name="L1">
      <style:text-properties style:font-name="Arial" fo:font-size="10pt" officeooo:paragraph-rsid="000fa451" style:font-size-asian="10pt" style:font-size-complex="10pt"/>
    </style:style>
    <style:style style:name="P11" style:family="paragraph" style:parent-style-name="Text_20_body" style:list-style-name="L2">
      <style:text-properties style:font-name="Arial" fo:font-size="10pt" style:font-size-asian="10pt" style:font-size-complex="10pt"/>
    </style:style>
    <style:style style:name="P12" style:family="paragraph" style:parent-style-name="Text_20_body" style:list-style-name="L3">
      <style:text-properties style:font-name="Arial" fo:font-size="10pt" style:font-size-asian="10pt" style:font-size-complex="10pt"/>
    </style:style>
    <style:style style:name="P13" style:family="paragraph" style:parent-style-name="Text_20_body" style:list-style-name="L4">
      <style:text-properties style:font-name="Arial" fo:font-size="10pt" style:font-size-asian="10pt" style:font-size-complex="10pt"/>
    </style:style>
    <style:style style:name="P14" style:family="paragraph" style:parent-style-name="Text_20_body" style:list-style-name="L2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3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0fa451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0fa451" officeooo:paragraph-rsid="000fa451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114173" officeooo:paragraph-rsid="00114173" style:font-size-asian="10pt" style:font-weight-asian="normal" style:font-size-complex="10pt" style:font-weight-complex="normal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ext_20_body" style:list-style-name="L2">
      <style:paragraph-properties fo:margin-left="0cm" fo:margin-right="0cm" fo:text-indent="-0.635cm" style:auto-text-indent="false"/>
    </style:style>
    <style:style style:name="P32" style:family="paragraph" style:parent-style-name="Heading_20_2">
      <style:paragraph-properties fo:margin-left="1.251cm" fo:margin-right="0cm" fo:text-indent="0cm" style:auto-text-indent="false"/>
    </style:style>
    <style:style style:name="P3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451" style:font-weight-asian="bold" style:font-weight-complex="bold"/>
    </style:style>
    <style:style style:name="T3" style:family="text">
      <style:text-properties fo:font-weight="bold" officeooo:rsid="00114173" style:font-weight-asian="bold" style:font-weight-complex="bold"/>
    </style:style>
    <style:style style:name="T4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style:font-name="Arial" style:text-underline-style="none" fo:font-weight="bold" style:font-weight-asian="bold" style:font-weight-complex="bold"/>
    </style:style>
    <style:style style:name="T11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style:font-name="Arial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27" style:family="text">
      <style:text-properties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style:style style:name="T28" style:family="text">
      <style:text-properties style:font-name="Consolas" fo:font-size="9.5pt" style:text-underline-style="none" fo:font-weight="bold" style:font-name-asian="Consolas" style:font-size-asian="9.5pt" style:font-weight-asian="bold" style:font-name-complex="Consolas" style:font-size-complex="9.5pt" style:font-weight-complex="bold"/>
    </style:style>
    <style:style style:name="T29" style:family="text">
      <style:text-properties officeooo:rsid="000fa451"/>
    </style:style>
    <style:style style:name="T30" style:family="text">
      <style:text-properties officeooo:rsid="000fadd1"/>
    </style:style>
    <style:style style:name="T31" style:family="text">
      <style:text-properties officeooo:rsid="00114173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3-2-1</text:p>
      <text:p text:style-name="P3">DATA ENTRY FORM PROCEDURES</text:p>
      <text:p text:style-name="P3">FAVOURITE BUTTON DATA ENTRY FORM</text:p>
      <text:p text:style-name="P3"/>
      <text:p text:style-name="P4"><text:user-defined style:data-style-name="N0" text:name="Version">Ver 1.0.0</text:user-defined></text:p>
      <text:p text:style-name="P4"><text:modification-date style:data-style-name="N75">14 Nov 2014</text:modification-date></text:p>
      <text:p text:style-name="P2"/>
      <text:h text:style-name="P33" text:outline-level="1"><text:span text:style-name="T21">INITIAL </text:span><text:span text:style-name="T23">DISPLAY</text:span><text:line-break/></text:h>
      <text:list xml:id="list6366865563581240930" text:style-name="L1">
        <text:list-item>
          <text:p text:style-name="P9">Delete the <text:span text:style-name="T1">TMV7</text:span> .<text:span text:style-name="T29">ini file</text:span>.<text:line-break/></text:p>
        </text:list-item>
        <text:list-item>
          <text:p text:style-name="P10">Launch the <text:span text:style-name="T1">TMV7</text:span> application.<text:line-break/></text:p>
        </text:list-item>
        <text:list-item>
          <text:p text:style-name="P10"><text:span text:style-name="T29">Select the “</text:span><text:span text:style-name="T2">default.ini</text:span><text:span text:style-name="T29">” file.</text:span><text:line-break/></text:p>
        </text:list-item>
        <text:list-item>
          <text:p text:style-name="P9">Dismiss the <text:span text:style-name="T1">Not Registered</text:span><text:span text:style-name="T19"> dialogue box if necessary.<text:line-break/></text:span></text:p>
        </text:list-item>
        <text:list-item>
          <text:p text:style-name="P9">Dismiss the <text:span text:style-name="T1">About</text:span> box.<text:line-break/></text:p>
        </text:list-item>
        <text:list-item>
          <text:p text:style-name="P9">Ensure the caption on all <text:span text:style-name="T1">Favourite</text:span> buttons is blank.<text:tab/><text:tab/><text:tab/><text:tab/><text:tab/><text:tab/>_____<text:line-break/></text:p>
        </text:list-item>
        <text:list-item>
          <text:p text:style-name="P8"><text:span text:style-name="T7">Right-click on </text:span><text:span text:style-name="T8">Favourite Button 1</text:span><text:span text:style-name="T7"> (top-left button).<text:line-break/></text:span></text:p>
        </text:list-item>
        <text:list-item>
          <text:p text:style-name="P20">Ensure the <text:span text:style-name="T1">Favourite Button Data Entry f</text:span>orm is displayed.<text:tab/><text:tab/><text:tab/><text:tab/><text:tab/>_____<text:line-break/></text:p>
        </text:list-item>
        <text:list-item>
          <text:p text:style-name="P20">Ensure the Title Bar displays the text <text:span text:style-name="T1">Favourite Button Data Entry</text:span>.<text:tab/><text:tab/><text:tab/><text:tab/>_____<text:line-break/></text:p>
        </text:list-item>
        <text:list-item>
          <text:p text:style-name="P20">Ensure the <text:span text:style-name="T1">Source</text:span> edit box displays the text “<text:span text:style-name="T1">FAV1</text:span>”.<text:tab/><text:tab/><text:tab/><text:tab/><text:tab/><text:tab/>_____<text:line-break/></text:p>
        </text:list-item>
        <text:list-item>
          <text:p text:style-name="P20">Ensure the <text:span text:style-name="T1">RX Frequency</text:span> edit box is blank.<text:tab/><text:tab/><text:tab/><text:tab/><text:tab/><text:tab/><text:tab/>_____<text:line-break/></text:p>
        </text:list-item>
        <text:list-item>
          <text:p text:style-name="P20">Ensure the <text:span text:style-name="T1">RX Frequency</text:span> edit box is enabled.<text:tab/><text:tab/><text:tab/><text:tab/><text:tab/><text:tab/><text:tab/>_____<text:line-break/></text:p>
        </text:list-item>
        <text:list-item>
          <text:p text:style-name="P20">Ensure the <text:span text:style-name="T1">cursor</text:span> is in the <text:span text:style-name="T1">centre</text:span> of the edit box.<text:tab/><text:tab/><text:tab/><text:tab/><text:tab/><text:tab/>_____<text:line-break/></text:p>
        </text:list-item>
        <text:list-item>
          <text:p text:style-name="P20">Ensure the <text:span text:style-name="T1">TX Frequency</text:span> edit box is blank.<text:tab/><text:tab/><text:tab/><text:tab/><text:tab/><text:tab/><text:tab/>_____<text:line-break/></text:p>
        </text:list-item>
        <text:list-item>
          <text:p text:style-name="P21">Ensure the <text:span text:style-name="T1">TX Frequency</text:span> edit box is disabled.<text:tab/><text:tab/><text:tab/><text:tab/><text:tab/><text:tab/><text:tab/>_____<text:line-break/></text:p>
        </text:list-item>
        <text:list-item>
          <text:p text:style-name="P21"><text:span text:style-name="T29">Ensure the Step drop down list is disabled.<text:tab/><text:tab/><text:tab/><text:tab/><text:tab/><text:tab/><text:tab/>_____<text:line-break/></text:span></text:p>
        </text:list-item>
        <text:list-item>
          <text:p text:style-name="P21"><text:span text:style-name="T29">Ensure the Step drop down list displays “5”.<text:tab/><text:tab/><text:tab/><text:tab/><text:tab/><text:tab/><text:tab/>_____<text:line-break/></text:span></text:p>
        </text:list-item>
        <text:list-item>
          <text:p text:style-name="P21"><text:span text:style-name="T29">Ensure the Step drop down list background is yellow.<text:tab/><text:tab/><text:tab/><text:tab/><text:tab/><text:tab/>_____</text:span><text:line-break/></text:p>
        </text:list-item>
        <text:list-item>
          <text:p text:style-name="P20">Ensure the <text:span text:style-name="T1">Scan</text:span> check box is <text:span text:style-name="T1">cleared</text:span>.<text:tab/><text:tab/><text:tab/><text:tab/><text:tab/><text:tab/><text:tab/><text:tab/>_____<text:line-break/></text:p>
        </text:list-item>
        <text:list-item>
          <text:p text:style-name="P20">Ensure the <text:span text:style-name="T1">Scan</text:span> check box is enabled.<text:tab/><text:tab/><text:tab/><text:tab/><text:tab/><text:tab/><text:tab/><text:tab/>_____<text:line-break/></text:p>
        </text:list-item>
        <text:list-item>
          <text:p text:style-name="P21">Ensure the <text:span text:style-name="T1">RF Power</text:span> <text:span text:style-name="T1">H</text:span><text:span text:style-name="T2">igh</text:span> <text:span text:style-name="T29">radio button is selected</text:span>.<text:tab/><text:tab/><text:tab/><text:tab/><text:tab/><text:tab/>_____<text:line-break/></text:p>
        </text:list-item>
        <text:list-item>
          <text:p text:style-name="P21"><text:soft-page-break/><text:span text:style-name="T29">Ensure the </text:span><text:span text:style-name="T2">RF Power Low</text:span><text:span text:style-name="T29"> and </text:span><text:span text:style-name="T2">Medium</text:span><text:span text:style-name="T29"> buttons are deselected.</text:span><text:tab/><text:tab/><text:tab/><text:tab/>_____<text:line-break/></text:p>
        </text:list-item>
        <text:list-item>
          <text:p text:style-name="P22">Select the <text:span text:style-name="T1">RF Power Medium</text:span> radio button.<text:line-break/></text:p>
        </text:list-item>
        <text:list-item>
          <text:p text:style-name="P22">Ensure the <text:span text:style-name="T1">RF Power High</text:span> and <text:span text:style-name="T1">Low</text:span> radio buttons are deselected.<text:tab/><text:tab/><text:tab/><text:tab/>_____<text:line-break/> </text:p>
        </text:list-item>
        <text:list-item>
          <text:p text:style-name="P22">Select the <text:span text:style-name="T1">RF Power Low</text:span> radio button.<text:line-break/></text:p>
        </text:list-item>
        <text:list-item>
          <text:p text:style-name="P22">Ensure the <text:span text:style-name="T1">RF Power High</text:span> and <text:span text:style-name="T1">Medium</text:span> radio buttons are deselected.<text:tab/><text:tab/><text:tab/><text:tab/>_____<text:line-break/></text:p>
        </text:list-item>
        <text:list-item>
          <text:p text:style-name="P20">Ensure the <text:span text:style-name="T2">Channel</text:span><text:span text:style-name="T1"> Name</text:span> edit box is blank.<text:tab/><text:tab/><text:tab/><text:tab/><text:tab/><text:tab/><text:tab/>_____<text:line-break/></text:p>
        </text:list-item>
        <text:list-item>
          <text:p text:style-name="P20">Ensure the <text:span text:style-name="T2">Channel</text:span><text:span text:style-name="T1"> Name</text:span> edit box is enabled.<text:tab/><text:tab/><text:tab/><text:tab/><text:tab/><text:tab/><text:tab/>_____<text:line-break/></text:p>
        </text:list-item>
        <text:list-item>
          <text:p text:style-name="P20">Ensure the <text:span text:style-name="T1">Comments</text:span> edit box is blank.<text:tab/><text:tab/><text:tab/><text:tab/><text:tab/><text:tab/><text:tab/>_____<text:line-break/></text:p>
        </text:list-item>
        <text:list-item>
          <text:p text:style-name="P20">Ensure the <text:span text:style-name="T1">Comments</text:span> edit box is enabled</text:p>
        </text:list-item>
      </text:list>
      <text:h text:style-name="P32" text:outline-level="2">Band Selection Panel<text:span text:style-name="T19"><text:line-break/></text:span></text:h>
      <text:list xml:id="list132252162142347" text:continue-numbering="true" text:style-name="L1">
        <text:list-item>
          <text:p text:style-name="P20">Ensure the <text:span text:style-name="T1">VHF</text:span> radio button is selected.<text:tab/><text:tab/><text:tab/><text:tab/><text:tab/><text:tab/><text:tab/>_____<text:line-break/></text:p>
        </text:list-item>
        <text:list-item>
          <text:p text:style-name="P20">Ensure the <text:span text:style-name="T1">VHF </text:span>radio button is enabled.<text:tab/><text:tab/><text:tab/><text:tab/><text:tab/><text:tab/><text:tab/>_____<text:line-break/></text:p>
        </text:list-item>
        <text:list-item>
          <text:p text:style-name="P20">Ensure the <text:span text:style-name="T1">UHF</text:span> radio button is deselected.<text:tab/><text:tab/><text:tab/><text:tab/><text:tab/><text:tab/><text:tab/>_____<text:line-break/></text:p>
        </text:list-item>
        <text:list-item>
          <text:p text:style-name="P20">Ensure the <text:span text:style-name="T1">UHF </text:span>radio button is enabled.<text:tab/><text:tab/><text:tab/><text:tab/><text:tab/><text:tab/><text:tab/>_____<text:line-break/></text:p>
        </text:list-item>
      </text:list>
      <text:h text:style-name="P32" text:outline-level="2"><text:span text:style-name="T30">Shift</text:span> Selection Panel<text:span text:style-name="T19"><text:line-break/></text:span></text:h>
      <text:list xml:id="list132252162164241" text:continue-numbering="true" text:style-name="L1">
        <text:list-item>
          <text:p text:style-name="P20">Ensure the <text:span text:style-name="T1">Simplex</text:span> radio button is selected.<text:tab/><text:tab/><text:tab/><text:tab/><text:tab/><text:tab/><text:tab/>_____<text:line-break/></text:p>
        </text:list-item>
        <text:list-item>
          <text:p text:style-name="P20">Ensure the <text:span text:style-name="T1">Simplex</text:span> radio button is enabled.<text:tab/><text:tab/><text:tab/><text:tab/><text:tab/><text:tab/><text:tab/>_____<text:line-break/></text:p>
        </text:list-item>
        <text:list-item>
          <text:p text:style-name="P20">Ensure the <text:span text:style-name="T1">Plus</text:span> radio button is deselected.<text:tab/><text:tab/><text:tab/><text:tab/><text:tab/><text:tab/><text:tab/>_____<text:line-break/></text:p>
        </text:list-item>
        <text:list-item>
          <text:p text:style-name="P20">Ensure the <text:span text:style-name="T1">Plus</text:span> radio button is enabled.<text:tab/><text:tab/><text:tab/><text:tab/><text:tab/><text:tab/><text:tab/>_____<text:line-break/></text:p>
        </text:list-item>
        <text:list-item>
          <text:p text:style-name="P20">Ensure the <text:span text:style-name="T1">Minus</text:span> radio button is deselected.<text:tab/><text:tab/><text:tab/><text:tab/><text:tab/><text:tab/><text:tab/>_____<text:line-break/></text:p>
        </text:list-item>
        <text:list-item>
          <text:p text:style-name="P20">Ensure the <text:span text:style-name="T1">Minus</text:span> radio button is enabled.<text:tab/><text:tab/><text:tab/><text:tab/><text:tab/><text:tab/><text:tab/>_____<text:line-break/></text:p>
        </text:list-item>
        <text:list-item>
          <text:p text:style-name="P20">Ensure the <text:span text:style-name="T1">Offset </text:span><text:span text:style-name="T3">Shift</text:span> edit box displays “<text:span text:style-name="T1">00.00</text:span>”.<text:tab/><text:tab/><text:tab/><text:tab/><text:tab/><text:tab/>_____<text:line-break/></text:p>
        </text:list-item>
        <text:list-item>
          <text:p text:style-name="P20"><text:soft-page-break/>Ensure the <text:span text:style-name="T1">Offset</text:span> <text:span text:style-name="T3">Shift</text:span><text:span text:style-name="T31"> </text:span>edit box is disabled.<text:tab/><text:tab/><text:tab/><text:tab/><text:tab/><text:tab/><text:tab/>_____<text:line-break/></text:p>
        </text:list-item>
        <text:list-item>
          <text:p text:style-name="P23">Ensure the<text:span text:style-name="T1"> Offset Shift </text:span>edit box backgrouns is <text:span text:style-name="T1">yellow</text:span>.<text:tab/><text:tab/><text:tab/><text:tab/><text:tab/><text:tab/>_____<text:line-break/></text:p>
        </text:list-item>
      </text:list>
      <text:h text:style-name="P32" text:outline-level="2"><text:span text:style-name="T1"><text:s/>Tones Selection Panel</text:span><text:line-break/></text:h>
      <text:list xml:id="list132252162173196" text:continue-numbering="true" text:style-name="L1">
        <text:list-item>
          <text:p text:style-name="P20">Ensure the <text:span text:style-name="T1">None</text:span> radio button is selected.<text:tab/><text:tab/><text:tab/><text:tab/><text:tab/><text:tab/><text:tab/>_____<text:line-break/></text:p>
        </text:list-item>
        <text:list-item>
          <text:p text:style-name="P20">Ensure the <text:span text:style-name="T1">None</text:span> radio button is enabled<text:tab/><text:tab/><text:tab/><text:tab/><text:tab/><text:tab/><text:tab/>_____<text:line-break/></text:p>
        </text:list-item>
        <text:list-item>
          <text:p text:style-name="P20">Ensure the <text:span text:style-name="T1">Tone</text:span> radio button is deselected.<text:tab/><text:tab/><text:tab/><text:tab/><text:tab/><text:tab/><text:tab/>_____<text:line-break/></text:p>
        </text:list-item>
        <text:list-item>
          <text:p text:style-name="P20">Ensure the <text:span text:style-name="T1">Tone</text:span> radio button is enabled<text:tab/><text:tab/><text:tab/><text:tab/><text:tab/><text:tab/><text:tab/>_____<text:line-break/></text:p>
        </text:list-item>
        <text:list-item>
          <text:p text:style-name="P20">Ensure the <text:span text:style-name="T1">Tone Frequency</text:span> drop-down list is disabled.<text:tab/><text:tab/><text:tab/><text:tab/><text:tab/><text:tab/>_____<text:line-break/></text:p>
        </text:list-item>
        <text:list-item>
          <text:p text:style-name="P20">Ensure the <text:span text:style-name="T1">Tone</text:span> <text:span text:style-name="T1">Frequency</text:span> drop-down list displays <text:span text:style-name="T1">67</text:span>.<text:tab/><text:tab/><text:tab/><text:tab/><text:tab/>_____<text:line-break/></text:p>
        </text:list-item>
        <text:list-item>
          <text:p text:style-name="P20">Ensure the <text:span text:style-name="T1">CTCSS</text:span> radio button is deselected.<text:tab/><text:tab/><text:tab/><text:tab/><text:tab/><text:tab/><text:tab/>_____<text:line-break/></text:p>
        </text:list-item>
        <text:list-item>
          <text:p text:style-name="P20">Ensure the <text:span text:style-name="T1">CTCSS</text:span> radio button is enabled.<text:tab/><text:tab/><text:tab/><text:tab/><text:tab/><text:tab/><text:tab/>_____<text:line-break/></text:p>
        </text:list-item>
        <text:list-item>
          <text:p text:style-name="P20">Ensure the <text:span text:style-name="T1">CTCSS Frequency</text:span> drop-down list is disabled.<text:tab/><text:tab/><text:tab/><text:tab/><text:tab/>_____<text:line-break/></text:p>
        </text:list-item>
        <text:list-item>
          <text:p text:style-name="P20">Ensure the <text:span text:style-name="T1">CTCSS</text:span> drop-down list displays <text:span text:style-name="T1">67</text:span>.<text:tab/><text:tab/><text:tab/><text:tab/><text:tab/><text:tab/><text:tab/>_____<text:line-break/></text:p>
        </text:list-item>
        <text:list-item>
          <text:p text:style-name="P20">Ensure the <text:span text:style-name="T1">DTSS</text:span> check box is deselected.<text:tab/><text:tab/><text:tab/><text:tab/><text:tab/><text:tab/><text:tab/>_____<text:line-break/></text:p>
        </text:list-item>
        <text:list-item>
          <text:p text:style-name="P29"><text:span text:style-name="T4">Ensure the </text:span><text:span text:style-name="T5">DTSS</text:span><text:span text:style-name="T4"> check box is enabled.<text:tab/><text:tab/><text:tab/><text:tab/><text:tab/><text:tab/><text:tab/><text:tab/>_____<text:line-break/></text:span></text:p>
        </text:list-item>
        <text:list-item>
          <text:p text:style-name="P8"><text:span text:style-name="T7">Ensue the </text:span><text:span text:style-name="T8">DTSS</text:span><text:span text:style-name="T7"> </text:span><text:span text:style-name="T8">Code</text:span><text:span text:style-name="T7"> edit box is blank.<text:tab/><text:tab/><text:tab/><text:tab/><text:tab/><text:tab/><text:tab/>_____<text:line-break/></text:span></text:p>
        </text:list-item>
        <text:list-item>
          <text:p text:style-name="P29"><text:span text:style-name="T4">Ensure the </text:span><text:span text:style-name="T5">DTSS Code</text:span><text:span text:style-name="T4"> edit box is disabled.<text:tab/><text:tab/><text:tab/><text:tab/><text:tab/><text:tab/><text:tab/>_____<text:line-break/><text:line-break/></text:span><text:span text:style-name="T13">Action Buttons</text:span><text:span text:style-name="T1"><text:line-break/></text:span></text:p>
        </text:list-item>
        <text:list-item>
          <text:p text:style-name="P20">Ensure the <text:span text:style-name="T1">Save</text:span> button is disabled.<text:tab/><text:tab/><text:tab/><text:tab/><text:tab/><text:tab/><text:tab/><text:tab/>_____<text:line-break/></text:p>
        </text:list-item>
        <text:list-item>
          <text:p text:style-name="P20">Ensure the <text:span text:style-name="T1">Clear</text:span> button Is enabled.<text:tab/><text:tab/><text:tab/><text:tab/><text:tab/><text:tab/><text:tab/><text:tab/>_____<text:line-break/></text:p>
        </text:list-item>
        <text:list-item>
          <text:p text:style-name="P20">Ensure the <text:span text:style-name="T1">Reset</text:span> button is disabled.<text:tab/><text:tab/><text:tab/><text:tab/><text:tab/><text:tab/><text:tab/><text:tab/>_____<text:line-break/></text:p>
        </text:list-item>
        <text:list-item>
          <text:p text:style-name="P29"><text:span text:style-name="T4">Ensure the </text:span><text:span text:style-name="T5">Cancel</text:span><text:span text:style-name="T4"> button is enabled.<text:tab/><text:tab/><text:tab/><text:tab/><text:tab/><text:tab/><text:tab/><text:tab/>_____<text:line-break/></text:span><text:soft-page-break/></text:p>
          <text:p text:style-name="P26">Data Entry Area<text:line-break/></text:p>
        </text:list-item>
        <text:list-item>
          <text:p text:style-name="P30"><text:span text:style-name="T9">Select the </text:span><text:span text:style-name="T10">Scan</text:span><text:span text:style-name="T9"> check box.<text:line-break/></text:span></text:p>
        </text:list-item>
        <text:list-item>
          <text:p text:style-name="P20">Ensure there are no other changes.<text:tab/><text:tab/><text:tab/><text:tab/><text:tab/><text:tab/><text:tab/><text:tab/>_____<text:line-break/></text:p>
        </text:list-item>
        <text:list-item>
          <text:p text:style-name="P30"><text:span text:style-name="T9">Deselect the </text:span><text:span text:style-name="T10">Scan</text:span><text:span text:style-name="T9"> Radio button.<text:line-break/></text:span></text:p>
        </text:list-item>
        <text:list-item>
          <text:p text:style-name="P20">Ensure there are no other changes.<text:tab/><text:tab/><text:tab/><text:tab/><text:tab/><text:tab/><text:tab/><text:tab/>_____<text:line-break/></text:p>
        </text:list-item>
        <text:list-item>
          <text:p text:style-name="P30"><text:span text:style-name="T9">Select the </text:span><text:span text:style-name="T10">RF Power</text:span><text:span text:style-name="T9"> Dop-Down list.<text:line-break/></text:span></text:p>
        </text:list-item>
        <text:list-item>
          <text:p text:style-name="P30"><text:span text:style-name="T9">Ensure that the list contains </text:span><text:span text:style-name="T10">L</text:span><text:span text:style-name="T9">, </text:span><text:span text:style-name="T10">M</text:span><text:span text:style-name="T9"> and </text:span><text:span text:style-name="T10">H</text:span><text:span text:style-name="T9">.<text:tab/><text:tab/><text:tab/><text:tab/><text:tab/><text:tab/><text:tab/>_____<text:line-break/></text:span></text:p>
        </text:list-item>
        <text:list-item>
          <text:p text:style-name="P30"><text:span text:style-name="T9">Ensure that </text:span><text:span text:style-name="T10">H</text:span><text:span text:style-name="T9"> is highlighted.<text:tab/><text:tab/><text:tab/><text:tab/><text:tab/><text:tab/><text:tab/><text:tab/><text:tab/>_____<text:line-break/></text:span></text:p>
        </text:list-item>
        <text:list-item>
          <text:p text:style-name="P24"><text:s/>Close the list.<text:line-break/></text:p>
          <text:p text:style-name="P27"><text:span text:style-name="T22">Band Panel</text:span><text:line-break/></text:p>
        </text:list-item>
        <text:list-item>
          <text:p text:style-name="P20">Select the UHF Radio button.<text:line-break/></text:p>
        </text:list-item>
        <text:list-item>
          <text:p text:style-name="P20">Ensure the VHF Radio button is de-selected.<text:tab/><text:tab/><text:tab/><text:tab/><text:tab/><text:tab/><text:tab/>_____<text:line-break/></text:p>
        </text:list-item>
        <text:list-item>
          <text:p text:style-name="P20">Ensure nothing else is changed.<text:tab/><text:tab/><text:tab/><text:tab/><text:tab/><text:tab/><text:tab/><text:tab/>_____<text:line-break/></text:p>
        </text:list-item>
        <text:list-item>
          <text:p text:style-name="P20">Select the VHF Radio button.<text:line-break/></text:p>
        </text:list-item>
        <text:list-item>
          <text:p text:style-name="P20">Ensure the UHF Radio button is de-selected.<text:tab/><text:tab/><text:tab/><text:tab/><text:tab/><text:tab/><text:tab/>_____<text:line-break/></text:p>
        </text:list-item>
        <text:list-item>
          <text:p text:style-name="P30"><text:span text:style-name="T9">Ensure nothing else is changed.<text:tab/><text:tab/><text:tab/><text:tab/><text:tab/><text:tab/><text:tab/><text:tab/>_____<text:line-break/><text:line-break/><text:line-break/></text:span><text:span text:style-name="T12">Offset Panel</text:span><text:span text:style-name="T11"><text:line-break/></text:span></text:p>
        </text:list-item>
        <text:list-item>
          <text:p text:style-name="P30"><text:span text:style-name="T9">Select the </text:span><text:span text:style-name="T10">Plus</text:span><text:span text:style-name="T9"> Radio button.<text:line-break/></text:span></text:p>
        </text:list-item>
        <text:list-item>
          <text:p text:style-name="P30"><text:span text:style-name="T9">Ensure the </text:span><text:span text:style-name="T10">Simplex</text:span><text:span text:style-name="T9"> Radio button is de-selected.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Minus</text:span><text:span text:style-name="T9"> Radio button is de-selected.<text:tab/>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Offset</text:span><text:span text:style-name="T9"> Textbox displays </text:span><text:span text:style-name="T10">00.60</text:span><text:span text:style-name="T9"><text:tab/><text:tab/><text:tab/><text:tab/><text:tab/><text:tab/><text:tab/>_____<text:line-break/></text:span></text:p>
        </text:list-item>
        <text:list-item>
          <text:p text:style-name="P30"><text:soft-page-break/><text:span text:style-name="T9">Select the </text:span><text:span text:style-name="T10">Minus</text:span><text:span text:style-name="T9"> Radio button.<text:line-break/></text:span></text:p>
        </text:list-item>
        <text:list-item>
          <text:p text:style-name="P30"><text:span text:style-name="T9">Ensure the </text:span><text:span text:style-name="T10">Simplex</text:span><text:span text:style-name="T9"> Radio button is de-selected.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Plus</text:span><text:span text:style-name="T9"> Radio button is de-selected.<text:tab/>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Offset</text:span><text:span text:style-name="T9"> Textbox displays </text:span><text:span text:style-name="T10">00.60</text:span><text:span text:style-name="T9">.<text:tab/><text:tab/><text:tab/><text:tab/><text:tab/><text:tab/><text:tab/>_____<text:line-break/></text:span></text:p>
        </text:list-item>
        <text:list-item>
          <text:p text:style-name="P30"><text:span text:style-name="T9">Select the </text:span><text:span text:style-name="T10">Simplex</text:span><text:span text:style-name="T9"> Radio button.<text:line-break/></text:span></text:p>
        </text:list-item>
        <text:list-item>
          <text:p text:style-name="P30"><text:span text:style-name="T9">Ensure the </text:span><text:span text:style-name="T10">Plus</text:span><text:span text:style-name="T9"> Radio button is de-selected.<text:tab/>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Minus</text:span><text:span text:style-name="T9"> Radio button is de-selected.<text:tab/>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Offset</text:span><text:span text:style-name="T9"> Textbox displays </text:span><text:span text:style-name="T10">00.00</text:span><text:span text:style-name="T9">.<text:tab/><text:tab/><text:tab/><text:tab/><text:tab/><text:tab/><text:tab/>_____<text:line-break/></text:span></text:p>
        </text:list-item>
        <text:list-item>
          <text:p text:style-name="P20">Select the <text:span text:style-name="T1">UHF</text:span> Radio button.<text:line-break/></text:p>
        </text:list-item>
        <text:list-item>
          <text:p text:style-name="P30"><text:span text:style-name="T9">Select the </text:span><text:span text:style-name="T10">Plus</text:span><text:span text:style-name="T9"> Radio button.<text:line-break/></text:span></text:p>
        </text:list-item>
        <text:list-item>
          <text:p text:style-name="P30"><text:span text:style-name="T9">Ensure the </text:span><text:span text:style-name="T10">Offset</text:span><text:span text:style-name="T9"> Textbox displays </text:span><text:span text:style-name="T10">05.00</text:span><text:span text:style-name="T9"><text:tab/><text:tab/><text:tab/><text:tab/><text:tab/><text:tab/><text:tab/>_____<text:line-break/></text:span></text:p>
        </text:list-item>
        <text:list-item>
          <text:p text:style-name="P30"><text:span text:style-name="T9">Select the </text:span><text:span text:style-name="T10">Minus</text:span><text:span text:style-name="T9"> Radio button.<text:line-break/></text:span></text:p>
        </text:list-item>
        <text:list-item>
          <text:p text:style-name="P30"><text:span text:style-name="T9">Ensure the </text:span><text:span text:style-name="T10">Offset</text:span><text:span text:style-name="T9"> Textbox displays </text:span><text:span text:style-name="T10">05.00</text:span><text:span text:style-name="T9">.<text:tab/><text:tab/><text:tab/><text:tab/><text:tab/><text:tab/><text:tab/>_____<text:line-break/></text:span></text:p>
        </text:list-item>
        <text:list-item>
          <text:p text:style-name="P30"><text:span text:style-name="T9">Select the </text:span><text:span text:style-name="T10">Simplex</text:span><text:span text:style-name="T9"> Radio button.<text:line-break/></text:span></text:p>
        </text:list-item>
        <text:list-item>
          <text:p text:style-name="P30"><text:span text:style-name="T9">Ensure the </text:span><text:span text:style-name="T10">Offset</text:span><text:span text:style-name="T9"> Textbox displays </text:span><text:span text:style-name="T10">00.00</text:span><text:span text:style-name="T9">.<text:tab/><text:tab/><text:tab/><text:tab/><text:tab/><text:tab/><text:tab/>_____<text:line-break/></text:span></text:p>
        </text:list-item>
        <text:list-item>
          <text:p text:style-name="P30"><text:span text:style-name="T9">Select the </text:span><text:span text:style-name="T10">VHF</text:span><text:span text:style-name="T9"> Radio button.<text:line-break/><text:line-break/></text:span><text:span text:style-name="T12">Tones Panel</text:span><text:span text:style-name="T9"><text:line-break/></text:span></text:p>
        </text:list-item>
        <text:list-item>
          <text:p text:style-name="P30"><text:span text:style-name="T9">Select the </text:span><text:span text:style-name="T10">Tone</text:span><text:span text:style-name="T9"> radio button.<text:line-break/></text:span></text:p>
        </text:list-item>
        <text:list-item>
          <text:p text:style-name="P30"><text:span text:style-name="T9">Ensure the </text:span><text:span text:style-name="T10">None</text:span><text:span text:style-name="T9"> Radio button is deselected.<text:tab/>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Tone</text:span><text:span text:style-name="T9"> Drop-Down list box is enabled.<text:tab/><text:tab/><text:tab/><text:tab/><text:tab/><text:tab/>_____<text:line-break/></text:span></text:p>
        </text:list-item>
        <text:list-item>
          <text:p text:style-name="P30"><text:span text:style-name="T9">Select the </text:span><text:span text:style-name="T10">Tone</text:span><text:span text:style-name="T9"> Drop-Down list.<text:line-break/></text:span></text:p>
        </text:list-item>
        <text:list-item>
          <text:p text:style-name="P30"><text:span text:style-name="T9">Ensure the list displayed is from </text:span><text:span text:style-name="T10">67</text:span><text:span text:style-name="T9"> to </text:span><text:span text:style-name="T10">250.3</text:span><text:span text:style-name="T9">.<text:tab/><text:tab/><text:tab/><text:tab/><text:tab/><text:tab/><text:tab/>_____<text:line-break/></text:span></text:p>
        </text:list-item>
        <text:list-item>
          <text:p text:style-name="P20">Close the list.<text:line-break/><text:soft-page-break/></text:p>
        </text:list-item>
        <text:list-item>
          <text:p text:style-name="P30"><text:span text:style-name="T9">Ensure the </text:span><text:span text:style-name="T10">CTCSS</text:span><text:span text:style-name="T9"> Radio button is de-selected.<text:tab/>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CTCSS</text:span><text:span text:style-name="T9"> Drop-Down list is disabled.<text:tab/><text:tab/><text:tab/><text:tab/><text:tab/><text:tab/><text:tab/>_____<text:line-break/></text:span></text:p>
        </text:list-item>
        <text:list-item>
          <text:p text:style-name="P30"><text:span text:style-name="T9">Select the </text:span><text:span text:style-name="T10">CTCSS</text:span><text:span text:style-name="T9"> Radio button.<text:line-break/></text:span></text:p>
        </text:list-item>
        <text:list-item>
          <text:p text:style-name="P30"><text:span text:style-name="T9">Ensure the </text:span><text:span text:style-name="T10">None</text:span><text:span text:style-name="T9"> Radio button is deselected.<text:tab/>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Tone</text:span><text:span text:style-name="T9"> Radio button is de-selected.<text:tab/>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Tone</text:span><text:span text:style-name="T9"> Drop-Down list box is disabled.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CTCSS</text:span><text:span text:style-name="T9"> Drop-Down list is enabled.<text:tab/><text:tab/><text:tab/><text:tab/><text:tab/><text:tab/><text:tab/>_____<text:line-break/><text:line-break/></text:span></text:p>
        </text:list-item>
        <text:list-item>
          <text:p text:style-name="P30"><text:span text:style-name="T9">Select the </text:span><text:span text:style-name="T10">CTCSS</text:span><text:span text:style-name="T9"> Drop-Down list.<text:line-break/></text:span></text:p>
        </text:list-item>
        <text:list-item>
          <text:p text:style-name="P30"><text:span text:style-name="T9">Ensure the list displayed is from </text:span><text:span text:style-name="T10">67</text:span><text:span text:style-name="T9"> to </text:span><text:span text:style-name="T10">250.3.</text:span><text:span text:style-name="T9"><text:tab/><text:tab/><text:tab/><text:tab/><text:tab/><text:tab/><text:tab/>_____<text:line-break/></text:span></text:p>
        </text:list-item>
        <text:list-item>
          <text:p text:style-name="P20">Close the list.<text:line-break/></text:p>
        </text:list-item>
        <text:list-item>
          <text:p text:style-name="P30"><text:span text:style-name="T9">Select the </text:span><text:span text:style-name="T10">None</text:span><text:span text:style-name="T9"> Radio button.<text:line-break/></text:span></text:p>
        </text:list-item>
        <text:list-item>
          <text:p text:style-name="P30"><text:span text:style-name="T9">Ensure the </text:span><text:span text:style-name="T10">Tone</text:span><text:span text:style-name="T9"> Radio button is deselected.<text:tab/>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Tone</text:span><text:span text:style-name="T9"> Drop-Down list box is disabled.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CTCSS</text:span><text:span text:style-name="T9"> Radio button is de-selected.<text:tab/><text:tab/><text:tab/><text:tab/><text:tab/><text:tab/>_____<text:line-break/></text:span></text:p>
        </text:list-item>
        <text:list-item>
          <text:p text:style-name="P30"><text:span text:style-name="T9">Ensure the </text:span><text:span text:style-name="T10">CTCSS</text:span><text:span text:style-name="T9"> Drop-Down list is disabled.<text:tab/><text:tab/><text:tab/><text:tab/><text:tab/><text:tab/><text:tab/>_____<text:line-break/></text:span></text:p>
        </text:list-item>
        <text:list-item>
          <text:p text:style-name="P20">Select the DTSS Check box.<text:line-break/></text:p>
        </text:list-item>
        <text:list-item>
          <text:p text:style-name="P20">Ensure the DTSS edit box is enabled.<text:tab/><text:tab/><text:tab/><text:tab/><text:tab/><text:tab/><text:tab/><text:tab/>_____<text:line-break/></text:p>
        </text:list-item>
        <text:list-item>
          <text:p text:style-name="P20">Ensure the cursor is in the centre of the edit box.<text:tab/><text:tab/><text:tab/><text:tab/><text:tab/><text:tab/>_____<text:line-break/></text:p>
        </text:list-item>
        <text:list-item>
          <text:p text:style-name="P20">Deselect the DTSS check box.<text:line-break/></text:p>
        </text:list-item>
        <text:list-item>
          <text:p text:style-name="P20">Ensure the DTSS edit box is disabled.<text:tab/><text:tab/><text:tab/><text:tab/><text:tab/><text:tab/><text:tab/><text:tab/>_____<text:line-break/></text:p>
        </text:list-item>
      </text:list>
      <text:p text:style-name="Text_20_body"><text:span text:style-name="T15">Field Validation</text:span><text:span text:style-name="T4"><text:line-break/></text:span></text:p>
      <text:p text:style-name="P6"><text:soft-page-break/><text:span text:style-name="T24">RX Frequency</text:span><text:line-break/></text:p>
      <text:list xml:id="list6657123416488805961" text:style-name="L2">
        <text:list-item>
          <text:p text:style-name="P17"><text:span text:style-name="T4">Select the </text:span><text:span text:style-name="T5">RX Frequency</text:span><text:span text:style-name="T4"> edit box.<text:line-break/></text:span></text:p>
        </text:list-item>
        <text:list-item>
          <text:p text:style-name="P17"><text:span text:style-name="T4">Ensure the cursor is in the centre of the </text:span><text:span text:style-name="T5">RX Frequency</text:span><text:span text:style-name="T4"> edit box.<text:tab/><text:tab/><text:tab/><text:tab/>_____<text:line-break/></text:span></text:p>
        </text:list-item>
        <text:list-item>
          <text:p text:style-name="P17"><text:span text:style-name="T4">Ensure you cannot enter the following characters:<text:line-break/><text:line-break/></text:span><text:span text:style-name="T5">/</text:span><text:span text:style-name="T4"><text:tab/><text:tab/><text:tab/><text:tab/><text:tab/><text:tab/><text:tab/><text:tab/><text:tab/><text:tab/><text:tab/><text:tab/>_____<text:line-break/></text:span><text:span text:style-name="T5">:</text:span><text:span text:style-name="T4"><text:tab/><text:tab/><text:tab/><text:tab/><text:tab/><text:tab/><text:tab/><text:tab/><text:tab/><text:tab/><text:tab/><text:tab/>_____<text:line-break/></text:span><text:span text:style-name="T5">.</text:span><text:span text:style-name="T4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4">Ensure you can enter the following characters<text:line-break/><text:line-break/></text:span><text:span text:style-name="T5">0</text:span><text:span text:style-name="T4"><text:tab/><text:tab/><text:tab/><text:tab/><text:tab/><text:tab/><text:tab/><text:tab/><text:tab/><text:tab/><text:tab/><text:tab/>_____<text:line-break/></text:span><text:span text:style-name="T5">9</text:span><text:span text:style-name="T4"><text:tab/><text:tab/><text:tab/><text:tab/><text:tab/><text:tab/><text:tab/><text:tab/><text:tab/><text:tab/><text:tab/><text:tab/>_____<text:line-break/></text:span><text:span text:style-name="T5">&lt;BS&gt;</text:span><text:span text:style-name="T4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4">Delete all characters and enter </text:span><text:span text:style-name="T5">1</text:span><text:span text:style-name="T4">.<text:line-break/></text:span></text:p>
        </text:list-item>
        <text:list-item>
          <text:p text:style-name="P14">Select the <text:span text:style-name="T1">None</text:span> radio button.<text:line-break/></text:p>
        </text:list-item>
        <text:list-item>
          <text:p text:style-name="P14">Ensure the <text:span text:style-name="T1">RX Frequency</text:span> error icon is displayed.<text:tab/><text:tab/><text:tab/><text:tab/><text:tab/><text:tab/>_____<text:line-break/></text:p>
        </text:list-item>
        <text:list-item>
          <text:p text:style-name="P11"><text:span text:style-name="T18">Place the cursor over the error icon and ensure that the </text:span><text:span text:style-name="T26">cstrInvalid_VHF_Frequency</text:span><text:span text:style-name="T25">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14">Enter <text:span text:style-name="T1">14</text:span> into the edit box.<text:line-break/></text:p>
        </text:list-item>
        <text:list-item>
          <text:p text:style-name="P14">Select the <text:span text:style-name="T1">None</text:span> radio button.<text:line-break/></text:p>
        </text:list-item>
        <text:list-item>
          <text:p text:style-name="P14">Ensure the <text:span text:style-name="T1">RX Frequency</text:span> error icon is displayed.<text:line-break/></text:p>
        </text:list-item>
        <text:list-item>
          <text:p text:style-name="P11"><text:span text:style-name="T18">Place the cursor over the error icon and ensure that the </text:span><text:span text:style-name="T25">c</text:span><text:span text:style-name="T26">strInvalid_VHF_Frequency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14">Enter <text:span text:style-name="T1">146</text:span> into the edit box.<text:line-break/></text:p>
        </text:list-item>
        <text:list-item>
          <text:p text:style-name="P14">Select the <text:span text:style-name="T1">None</text:span> radio button.<text:line-break/></text:p>
        </text:list-item>
        <text:list-item>
          <text:p text:style-name="P14">Ensure the <text:span text:style-name="T1">RX Frequency</text:span> error icon is displayed.<text:line-break/></text:p>
        </text:list-item>
        <text:list-item>
          <text:p text:style-name="P11"><text:span text:style-name="T18">Place the cursor over the error icon and ensure that the </text:span><text:span text:style-name="T27">c</text:span><text:span text:style-name="T28">strInvalid_VHF_Frequency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14">Enter <text:span text:style-name="T1">146.</text:span> into the edit box.<text:line-break/><text:soft-page-break/></text:p>
        </text:list-item>
        <text:list-item>
          <text:p text:style-name="P14">Select the <text:span text:style-name="T1">None</text:span> radio button.<text:line-break/></text:p>
        </text:list-item>
        <text:list-item>
          <text:p text:style-name="P14">Ensure the <text:span text:style-name="T1">RX Frequency</text:span> error icon is displayed.<text:line-break/></text:p>
        </text:list-item>
        <text:list-item>
          <text:p text:style-name="P11"><text:span text:style-name="T18">Place the cursor over the error icon and ensure that the </text:span><text:span text:style-name="T27">c</text:span><text:span text:style-name="T28">strInvalid_VHF_Frequency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14">Enter <text:span text:style-name="T1">146.5</text:span> into the edit box.<text:line-break/></text:p>
        </text:list-item>
        <text:list-item>
          <text:p text:style-name="P14">Select the <text:span text:style-name="T1">None</text:span> radio button.<text:line-break/></text:p>
        </text:list-item>
        <text:list-item>
          <text:p text:style-name="P14">Ensure the <text:span text:style-name="T1">RX Frequency</text:span> error icon is displayed.<text:line-break/></text:p>
        </text:list-item>
        <text:list-item>
          <text:p text:style-name="P11"><text:span text:style-name="T18">Place the cursor over the error icon and ensure that the </text:span><text:span text:style-name="T27">c</text:span><text:span text:style-name="T28">strInvalid_VHF_Frequency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14">Enter <text:span text:style-name="T1">146.52</text:span> into the edit box.<text:line-break/></text:p>
        </text:list-item>
        <text:list-item>
          <text:p text:style-name="P14">Select the <text:span text:style-name="T1">None</text:span> radio button.<text:line-break/></text:p>
        </text:list-item>
        <text:list-item>
          <text:p text:style-name="P14">Ensure the <text:span text:style-name="T1">RX Frequency</text:span> error icon is displayed.<text:line-break/></text:p>
        </text:list-item>
        <text:list-item>
          <text:p text:style-name="P17"><text:span text:style-name="T4">Place the cursor over the error icon and ensure that the </text:span><text:span text:style-name="T6">cstrInvalid_VHF_Frequency</text:span><text:span text:style-name="T4"> <text:line-break/>error message is displayed.<text:tab/><text:tab/><text:tab/><text:tab/><text:tab/><text:tab/><text:tab/><text:tab/><text:tab/>_____<text:line-break/></text:span></text:p>
        </text:list-item>
        <text:list-item>
          <text:p text:style-name="P17"><text:span text:style-name="T4">Enter </text:span><text:span text:style-name="T5">146.5201</text:span><text:span text:style-name="T4"><text:line-break/></text:span></text:p>
        </text:list-item>
        <text:list-item>
          <text:p text:style-name="P17"><text:span text:style-name="T4">Ensure you cannot enter the last </text:span><text:span text:style-name="T5">1</text:span><text:span text:style-name="T4">.<text:tab/><text:tab/><text:tab/><text:tab/><text:tab/><text:tab/><text:tab/><text:tab/>_____<text:line-break/></text:span></text:p>
        </text:list-item>
        <text:list-item>
          <text:p text:style-name="P17"><text:span text:style-name="T4">Select the </text:span><text:span text:style-name="T5">None</text:span><text:span text:style-name="T4"> radio button.<text:line-break/></text:span></text:p>
        </text:list-item>
        <text:list-item>
          <text:p text:style-name="P17"><text:span text:style-name="T4">Ensure that no </text:span><text:span text:style-name="T5">error icon</text:span><text:span text:style-name="T4"> is displayed.<text:tab/><text:tab/><text:tab/><text:tab/><text:tab/><text:tab/><text:tab/><text:tab/>_____<text:line-break/><text:line-break/><text:line-break/></text:span><text:span text:style-name="T12">DTSS Code</text:span><text:span text:style-name="T4"><text:line-break/></text:span></text:p>
        </text:list-item>
        <text:list-item>
          <text:p text:style-name="P17"><text:span text:style-name="T4">Select the </text:span><text:span text:style-name="T5">DTSS Check</text:span><text:span text:style-name="T4"> box.<text:line-break/></text:span></text:p>
        </text:list-item>
        <text:list-item>
          <text:p text:style-name="P17"><text:span text:style-name="T4">Ensure you cannot enter the following characters into the </text:span><text:span text:style-name="T5">DTSS</text:span><text:span text:style-name="T4"> edit box:<text:line-break/><text:line-break/></text:span><text:span text:style-name="T5">/</text:span><text:span text:style-name="T4"><text:line-break/></text:span><text:span text:style-name="T5">:</text:span><text:span text:style-name="T4"><text:line-break/></text:span></text:p>
        </text:list-item>
        <text:list-item>
          <text:p text:style-name="P17"><text:span text:style-name="T4">Ensure you can enter the following characters into the </text:span><text:span text:style-name="T5">DTSS</text:span><text:span text:style-name="T4"> edit box:<text:line-break/></text:span><text:soft-page-break/><text:span text:style-name="T4"><text:line-break/></text:span><text:span text:style-name="T5">0</text:span><text:span text:style-name="T4"><text:tab/><text:tab/><text:tab/><text:tab/><text:tab/><text:tab/><text:tab/><text:tab/><text:tab/><text:tab/><text:tab/><text:tab/>_____<text:line-break/></text:span><text:span text:style-name="T5">9</text:span><text:span text:style-name="T4"><text:tab/><text:tab/><text:tab/><text:tab/><text:tab/><text:tab/><text:tab/><text:tab/><text:tab/><text:tab/><text:tab/><text:tab/>_____<text:line-break/></text:span><text:span text:style-name="T5">&lt;BS&gt;</text:span><text:span text:style-name="T4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4">Enter the character </text:span><text:span text:style-name="T5">1.<text:line-break/></text:span></text:p>
        </text:list-item>
        <text:list-item>
          <text:p text:style-name="P17"><text:span text:style-name="T4">Select the </text:span><text:span text:style-name="T5">None</text:span><text:span text:style-name="T4"> radio button.<text:line-break/></text:span></text:p>
        </text:list-item>
        <text:list-item>
          <text:p text:style-name="P17"><text:span text:style-name="T4">Ensure the </text:span><text:span text:style-name="T5">DTSS Code</text:span><text:span text:style-name="T4"> error icon is displayed.<text:line-break/></text:span></text:p>
        </text:list-item>
        <text:list-item>
          <text:p text:style-name="P11"><text:span text:style-name="T18">Place the cursor over the error icon and ensure that the </text:span><text:span text:style-name="T26">cstrInvalid_DTSS_Code 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17"><text:span text:style-name="T4">Enter </text:span><text:span text:style-name="T5">12</text:span><text:span text:style-name="T4"> into the edit box.<text:line-break/></text:span></text:p>
        </text:list-item>
        <text:list-item>
          <text:p text:style-name="P17"><text:span text:style-name="T4">Select the </text:span><text:span text:style-name="T5">None</text:span><text:span text:style-name="T4"> radio button.<text:line-break/></text:span></text:p>
        </text:list-item>
        <text:list-item>
          <text:p text:style-name="P17"><text:span text:style-name="T4">Ensure the </text:span><text:span text:style-name="T5">DTSS Code</text:span><text:span text:style-name="T4"> error icon is displayed.<text:line-break/></text:span></text:p>
        </text:list-item>
        <text:list-item>
          <text:p text:style-name="P11"><text:span text:style-name="T18">Place the cursor over the error icon and ensure that the </text:span><text:span text:style-name="T26">cstrInvalid_DTSS_Code</text:span><text:span text:style-name="T25"> 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17"><text:span text:style-name="T4">Enter </text:span><text:span text:style-name="T5">1234</text:span><text:span text:style-name="T4"> into the edit box.<text:line-break/></text:span></text:p>
        </text:list-item>
        <text:list-item>
          <text:p text:style-name="P17"><text:span text:style-name="T4">Ensure the </text:span><text:span text:style-name="T5">last character</text:span><text:span text:style-name="T4"> (4) cannot be entered.<text:tab/><text:tab/><text:tab/><text:tab/><text:tab/><text:tab/>_____<text:line-break/></text:span></text:p>
        </text:list-item>
        <text:list-item>
          <text:p text:style-name="P17"><text:span text:style-name="T4">Select the </text:span><text:span text:style-name="T5">None</text:span><text:span text:style-name="T4"> radio button.<text:line-break/></text:span></text:p>
        </text:list-item>
        <text:list-item>
          <text:p text:style-name="P17"><text:span text:style-name="T4">Ensure that no </text:span><text:span text:style-name="T5">error icon</text:span><text:span text:style-name="T4"> is displayed.<text:tab/><text:tab/><text:tab/><text:tab/><text:tab/><text:tab/><text:tab/><text:tab/>_____<text:line-break/><text:line-break/><text:line-break/></text:span><text:span text:style-name="T12">Memory Name</text:span><text:span text:style-name="T4"><text:line-break/></text:span></text:p>
        </text:list-item>
        <text:list-item>
          <text:p text:style-name="P17"><text:span text:style-name="T4">Select the </text:span><text:span text:style-name="T5">Memory Name</text:span><text:span text:style-name="T4"> edit box.<text:line-break/></text:span></text:p>
        </text:list-item>
        <text:list-item>
          <text:p text:style-name="P17"><text:span text:style-name="T4">Ensure the cursor is in the f</text:span><text:span text:style-name="T5">irst character position</text:span><text:span text:style-name="T4"> of the edit box.<text:tab/><text:tab/><text:tab/><text:tab/>_____<text:line-break/></text:span></text:p>
        </text:list-item>
        <text:list-item>
          <text:p text:style-name="P17"><text:span text:style-name="T4">Ensure you cannot enter the characters:<text:line-break/><text:line-break/></text:span><text:span text:style-name="T5">/</text:span><text:span text:style-name="T4"><text:tab/><text:tab/><text:tab/><text:tab/><text:tab/><text:tab/><text:tab/><text:tab/><text:tab/><text:tab/><text:tab/><text:tab/>_____<text:line-break/></text:span><text:span text:style-name="T5">:</text:span><text:span text:style-name="T4"><text:tab/><text:tab/><text:tab/><text:tab/><text:tab/><text:tab/><text:tab/><text:tab/><text:tab/><text:tab/><text:tab/><text:tab/>_____<text:line-break/></text:span><text:span text:style-name="T5">@</text:span><text:span text:style-name="T4"><text:tab/><text:tab/><text:tab/><text:tab/><text:tab/><text:tab/><text:tab/><text:tab/><text:tab/><text:tab/><text:tab/><text:tab/>_____<text:line-break/></text:span><text:span text:style-name="T5">[</text:span><text:span text:style-name="T4"><text:tab/><text:tab/><text:tab/><text:tab/><text:tab/><text:tab/><text:tab/><text:tab/><text:tab/><text:tab/><text:tab/><text:tab/>_____<text:line-break/></text:span><text:span text:style-name="T5">`</text:span><text:span text:style-name="T4"><text:tab/><text:tab/><text:tab/><text:tab/><text:tab/><text:tab/><text:tab/><text:tab/><text:tab/><text:tab/><text:tab/><text:tab/>_____<text:line-break/></text:span><text:span text:style-name="T5">{</text:span><text:span text:style-name="T4"><text:tab/><text:tab/><text:tab/><text:tab/><text:tab/><text:tab/><text:tab/><text:tab/><text:tab/><text:tab/><text:tab/><text:tab/>_____<text:line-break/></text:span><text:soft-page-break/></text:p>
        </text:list-item>
        <text:list-item>
          <text:p text:style-name="P17"><text:span text:style-name="T4">Ensure you can enter the following characters:<text:line-break/><text:line-break/></text:span><text:span text:style-name="T5">0</text:span><text:span text:style-name="T4"><text:tab/><text:tab/><text:tab/><text:tab/><text:tab/><text:tab/><text:tab/><text:tab/><text:tab/><text:tab/><text:tab/><text:tab/>_____<text:line-break/></text:span><text:span text:style-name="T5">9</text:span><text:span text:style-name="T4"><text:tab/><text:tab/><text:tab/><text:tab/><text:tab/><text:tab/><text:tab/><text:tab/><text:tab/><text:tab/><text:tab/><text:tab/>_____<text:line-break/></text:span><text:span text:style-name="T5">&lt;Space&gt;</text:span><text:span text:style-name="T4"><text:tab/><text:tab/><text:tab/><text:tab/><text:tab/><text:tab/><text:tab/><text:tab/><text:tab/><text:tab/><text:tab/>_____<text:line-break/></text:span><text:span text:style-name="T5">A</text:span><text:span text:style-name="T4"><text:tab/><text:tab/><text:tab/><text:tab/><text:tab/><text:tab/><text:tab/><text:tab/><text:tab/><text:tab/><text:tab/><text:tab/>_____<text:line-break/></text:span><text:span text:style-name="T5">Z</text:span><text:span text:style-name="T4"><text:tab/><text:tab/><text:tab/><text:tab/><text:tab/><text:tab/><text:tab/><text:tab/><text:tab/><text:tab/><text:tab/><text:tab/>_____<text:line-break/></text:span><text:span text:style-name="T5">a</text:span><text:span text:style-name="T4"><text:tab/><text:tab/><text:tab/><text:tab/><text:tab/><text:tab/><text:tab/><text:tab/><text:tab/><text:tab/><text:tab/><text:tab/>_____<text:line-break/></text:span><text:span text:style-name="T5">z</text:span><text:span text:style-name="T4"><text:tab/><text:tab/><text:tab/><text:tab/><text:tab/><text:tab/><text:tab/><text:tab/><text:tab/><text:tab/><text:tab/><text:tab/>_____<text:line-break/></text:span><text:span text:style-name="T5">&lt;BS&gt;</text:span><text:span text:style-name="T4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4">Enter the digit </text:span><text:span text:style-name="T5">1</text:span><text:span text:style-name="T4"> into the edit box.<text:line-break/></text:span></text:p>
        </text:list-item>
        <text:list-item>
          <text:p text:style-name="P17"><text:span text:style-name="T4">Select the </text:span><text:span text:style-name="T5">None</text:span><text:span text:style-name="T4"> radio button.<text:line-break/></text:span></text:p>
        </text:list-item>
        <text:list-item>
          <text:p text:style-name="P17"><text:span text:style-name="T4">Ensure the </text:span><text:span text:style-name="T5">Memory Name</text:span><text:span text:style-name="T4"> error icon is displayed.<text:line-break/></text:span></text:p>
        </text:list-item>
        <text:list-item>
          <text:p text:style-name="P14">Place the cursor over the error icon and ensure that the <text:span text:style-name="T26">cstrInvalid_Memory_Name<text:line-break/></text:span>error message is displayed.<text:tab/><text:tab/><text:tab/><text:tab/><text:tab/><text:tab/><text:tab/><text:tab/><text:tab/>_____<text:line-break/></text:p>
        </text:list-item>
        <text:list-item>
          <text:p text:style-name="P17"><text:span text:style-name="T4">Enter </text:span><text:span text:style-name="T5">1234</text:span><text:span text:style-name="T4"> into the edit box.<text:line-break/></text:span></text:p>
        </text:list-item>
        <text:list-item>
          <text:p text:style-name="P17"><text:span text:style-name="T4">Select the </text:span><text:span text:style-name="T5">None</text:span><text:span text:style-name="T4"> radio button.<text:line-break/></text:span></text:p>
        </text:list-item>
        <text:list-item>
          <text:p text:style-name="P17"><text:span text:style-name="T4">Ensure the </text:span><text:span text:style-name="T5">Memory Name</text:span><text:span text:style-name="T4"> error icon is displayed.<text:line-break/></text:span></text:p>
        </text:list-item>
        <text:list-item>
          <text:p text:style-name="P11"><text:span text:style-name="T18">Place the cursor over the error icon and ensure that the </text:span><text:span text:style-name="T26">cstrInvalid_Memory_Name</text:span><text:span text:style-name="T25"> 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17"><text:span text:style-name="T4">Enter </text:span><text:span text:style-name="T5">12345 </text:span><text:span text:style-name="T4">into the edit box.<text:line-break/></text:span></text:p>
        </text:list-item>
        <text:list-item>
          <text:p text:style-name="P17"><text:span text:style-name="T4">Select the </text:span><text:span text:style-name="T5">None</text:span><text:span text:style-name="T4"> radio button.<text:line-break/></text:span></text:p>
        </text:list-item>
        <text:list-item>
          <text:p text:style-name="P17"><text:span text:style-name="T4">Ensure no </text:span><text:span text:style-name="T5">error icon</text:span><text:span text:style-name="T4"> is displayed.<text:tab/><text:tab/><text:tab/><text:tab/><text:tab/><text:tab/><text:tab/><text:tab/>_____<text:line-break/></text:span></text:p>
        </text:list-item>
        <text:list-item>
          <text:p text:style-name="P14">Enter “1234567890123456” into the Memory Name edit box.<text:line-break/></text:p>
        </text:list-item>
        <text:list-item>
          <text:p text:style-name="P17"><text:span text:style-name="T4">Ensure you cannot enter the last “6”.<text:tab/><text:tab/><text:tab/><text:tab/><text:tab/><text:tab/><text:tab/><text:tab/>_____<text:line-break/><text:line-break/><text:line-break/></text:span><text:span text:style-name="T12">Comments</text:span><text:span text:style-name="T4"><text:line-break/></text:span></text:p>
        </text:list-item>
        <text:list-item>
          <text:p text:style-name="P17"><text:span text:style-name="T4">Select the </text:span><text:span text:style-name="T5">Comments</text:span><text:span text:style-name="T4"> edit box.<text:line-break/></text:span></text:p>
        </text:list-item>
        <text:list-item>
          <text:p text:style-name="P14"><text:soft-page-break/>Ensure there is no Error ICON for the Memory Name edit box.<text:tab/><text:tab/><text:tab/><text:tab/><text:tab/>_____<text:line-break/></text:p>
        </text:list-item>
        <text:list-item>
          <text:p text:style-name="P17"><text:span text:style-name="T4">Ensure the cursor is in the f</text:span><text:span text:style-name="T5">irst character position</text:span><text:span text:style-name="T4"> of the edit box.<text:tab/><text:tab/><text:tab/><text:tab/>_____<text:line-break/></text:span></text:p>
        </text:list-item>
        <text:list-item>
          <text:p text:style-name="P17"><text:span text:style-name="T4">Ensure you cannot enter the characters:<text:line-break/><text:line-break/></text:span><text:span text:style-name="T5">/</text:span><text:span text:style-name="T4"><text:tab/><text:tab/><text:tab/><text:tab/><text:tab/><text:tab/><text:tab/><text:tab/><text:tab/><text:tab/><text:tab/><text:tab/>_____<text:line-break/></text:span><text:span text:style-name="T5">:</text:span><text:span text:style-name="T4"><text:tab/><text:tab/><text:tab/><text:tab/><text:tab/><text:tab/><text:tab/><text:tab/><text:tab/><text:tab/><text:tab/><text:tab/>_____<text:line-break/></text:span><text:span text:style-name="T5">@</text:span><text:span text:style-name="T4"><text:tab/><text:tab/><text:tab/><text:tab/><text:tab/><text:tab/><text:tab/><text:tab/><text:tab/><text:tab/><text:tab/><text:tab/>_____<text:line-break/></text:span><text:span text:style-name="T5">[</text:span><text:span text:style-name="T4"><text:tab/><text:tab/><text:tab/><text:tab/><text:tab/><text:tab/><text:tab/><text:tab/><text:tab/><text:tab/><text:tab/><text:tab/>_____<text:line-break/></text:span><text:span text:style-name="T5">`</text:span><text:span text:style-name="T4"><text:tab/><text:tab/><text:tab/><text:tab/><text:tab/><text:tab/><text:tab/><text:tab/><text:tab/><text:tab/><text:tab/><text:tab/>_____<text:line-break/></text:span><text:span text:style-name="T5">{</text:span><text:span text:style-name="T4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4">Ensure you can enter the following characters:<text:line-break/><text:line-break/></text:span><text:span text:style-name="T5">0</text:span><text:span text:style-name="T4"><text:tab/><text:tab/><text:tab/><text:tab/><text:tab/><text:tab/><text:tab/><text:tab/><text:tab/><text:tab/><text:tab/><text:tab/>_____<text:line-break/></text:span><text:span text:style-name="T5">9</text:span><text:span text:style-name="T4"><text:tab/><text:tab/><text:tab/><text:tab/><text:tab/><text:tab/><text:tab/><text:tab/><text:tab/><text:tab/><text:tab/><text:tab/>_____<text:line-break/></text:span><text:span text:style-name="T5">&lt;Space&gt;</text:span><text:span text:style-name="T4"><text:tab/><text:tab/><text:tab/><text:tab/><text:tab/><text:tab/><text:tab/><text:tab/><text:tab/><text:tab/><text:tab/>_____<text:line-break/></text:span><text:span text:style-name="T5">A</text:span><text:span text:style-name="T4"><text:tab/><text:tab/><text:tab/><text:tab/><text:tab/><text:tab/><text:tab/><text:tab/><text:tab/><text:tab/><text:tab/><text:tab/>_____<text:line-break/></text:span><text:span text:style-name="T5">Z</text:span><text:span text:style-name="T4"><text:tab/><text:tab/><text:tab/><text:tab/><text:tab/><text:tab/><text:tab/><text:tab/><text:tab/><text:tab/><text:tab/><text:tab/>_____<text:line-break/></text:span><text:span text:style-name="T5">a</text:span><text:span text:style-name="T4"><text:tab/><text:tab/><text:tab/><text:tab/><text:tab/><text:tab/><text:tab/><text:tab/><text:tab/><text:tab/><text:tab/><text:tab/>_____<text:line-break/></text:span><text:span text:style-name="T5">z</text:span><text:span text:style-name="T4"><text:tab/><text:tab/><text:tab/><text:tab/><text:tab/><text:tab/><text:tab/><text:tab/><text:tab/><text:tab/><text:tab/><text:tab/>_____<text:line-break/></text:span><text:span text:style-name="T5">&lt;BS&gt;</text:span><text:span text:style-name="T4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4">Select the </text:span><text:span text:style-name="T5">None</text:span><text:span text:style-name="T4"> radio button.<text:line-break/></text:span></text:p>
        </text:list-item>
        <text:list-item>
          <text:p text:style-name="P14">Ensure <text:span text:style-name="T1">no error icon</text:span> is displayed.<text:tab/><text:tab/><text:tab/><text:tab/><text:tab/><text:tab/><text:tab/><text:tab/>_____<text:line-break/></text:p>
        </text:list-item>
        <text:list-item>
          <text:p text:style-name="P17"><text:span text:style-name="T4">Enter the text </text:span><text:span text:style-name="T5">1234567890123456789012345678901</text:span><text:span text:style-name="T4"> (30 chars) into the edit box.<text:line-break/></text:span></text:p>
        </text:list-item>
        <text:list-item>
          <text:p text:style-name="P17"><text:span text:style-name="T4">Ensure the </text:span><text:span text:style-name="T5">last character</text:span><text:span text:style-name="T4"> (1) cannot be entered.<text:tab/><text:tab/><text:tab/><text:tab/><text:tab/><text:tab/>_____<text:line-break/></text:span></text:p>
        </text:list-item>
        <text:list-item>
          <text:p text:style-name="P17"><text:span text:style-name="T4">Select the </text:span><text:span text:style-name="T5">Cancel</text:span><text:span text:style-name="T4"> button.<text:line-break/></text:span></text:p>
        </text:list-item>
        <text:list-item>
          <text:p text:style-name="P17"><text:span text:style-name="T4">Select </text:span><text:span text:style-name="T5">Yes</text:span><text:span text:style-name="T4"> to the </text:span><text:span text:style-name="T5">confirmation</text:span><text:span text:style-name="T4"> message.<text:line-break/></text:span></text:p>
          <text:p text:style-name="P31"><text:span text:style-name="T14">VHF Simplex Favourite Entry (No Tone)</text:span><text:span text:style-name="T4"><text:line-break/></text:span></text:p>
        </text:list-item>
      </text:list>
      <text:list xml:id="list558457457576159936" text:style-name="L3">
        <text:list-item>
          <text:p text:style-name="P12"><text:span text:style-name="T18">Right-click the </text:span><text:span text:style-name="T17">Favourite One</text:span><text:span text:style-name="T18"> button.<text:line-break/></text:span></text:p>
        </text:list-item>
        <text:list-item>
          <text:p text:style-name="P12"><text:span text:style-name="T18">Select the </text:span><text:span text:style-name="T17">VHF</text:span><text:span text:style-name="T18"> Radio button.<text:line-break/></text:span></text:p>
        </text:list-item>
        <text:list-item>
          <text:p text:style-name="P12"><text:span text:style-name="T18">Select the </text:span><text:span text:style-name="T17">Simplex</text:span><text:span text:style-name="T18"> Radio button.<text:line-break/></text:span></text:p>
        </text:list-item>
        <text:list-item>
          <text:p text:style-name="P18"><text:span text:style-name="T4">Enter </text:span><text:span text:style-name="T5">117.999</text:span><text:span text:style-name="T4"> into the </text:span><text:span text:style-name="T5">RX Frequency</text:span><text:span text:style-name="T4"> edit box.<text:line-break/></text:span></text:p>
        </text:list-item>
        <text:list-item>
          <text:p text:style-name="P18"><text:soft-page-break/><text:span text:style-name="T4">Ensure the </text:span><text:span text:style-name="T5">Save</text:span><text:span text:style-name="T4"> button is disabled.<text:tab/><text:tab/><text:tab/><text:tab/><text:tab/><text:tab/><text:tab/><text:tab/>_____<text:line-break/></text:span></text:p>
        </text:list-item>
        <text:list-item>
          <text:p text:style-name="P18"><text:span text:style-name="T4">Select the </text:span><text:span text:style-name="T5">None</text:span><text:span text:style-name="T4"> Radio button.<text:line-break/></text:span></text:p>
        </text:list-item>
        <text:list-item>
          <text:p text:style-name="P18"><text:span text:style-name="T4">Ensure the </text:span><text:span text:style-name="T5">RX Frequency</text:span><text:span text:style-name="T4"> error icon is displayed.<text:tab/><text:tab/><text:tab/><text:tab/><text:tab/><text:tab/>_____<text:line-break/></text:span></text:p>
        </text:list-item>
        <text:list-item>
          <text:p text:style-name="P15">Place the cursor over the error icon.<text:line-break/></text:p>
        </text:list-item>
        <text:list-item>
          <text:p text:style-name="P15">Ensure the error message <text:span text:style-name="T1">cstrInvalid_VHF_Frequency</text:span> is displayed.<text:tab/><text:tab/><text:tab/><text:tab/>_____<text:line-break/></text:p>
        </text:list-item>
        <text:list-item>
          <text:p text:style-name="P18"><text:span text:style-name="T4">Enter </text:span><text:span text:style-name="T5">118.000</text:span><text:span text:style-name="T4"> into the </text:span><text:span text:style-name="T5">RX Frequency</text:span><text:span text:style-name="T4"> edit box.<text:line-break/></text:span></text:p>
        </text:list-item>
        <text:list-item>
          <text:p text:style-name="P18"><text:span text:style-name="T4">Select the </text:span><text:span text:style-name="T5">None</text:span><text:span text:style-name="T4"> Radio button.<text:line-break/></text:span></text:p>
        </text:list-item>
        <text:list-item>
          <text:p text:style-name="P15">Ensure that no <text:span text:style-name="T1">error icon</text:span> is displayed.<text:tab/><text:tab/><text:tab/><text:tab/><text:tab/><text:tab/><text:tab/><text:tab/>_____<text:line-break/></text:p>
        </text:list-item>
        <text:list-item>
          <text:p text:style-name="P18"><text:span text:style-name="T4">Enter </text:span><text:span text:style-name="T5">173.999</text:span><text:span text:style-name="T4"> into the </text:span><text:span text:style-name="T5">RX Frequency</text:span><text:span text:style-name="T4"> edit box.<text:line-break/></text:span></text:p>
        </text:list-item>
        <text:list-item>
          <text:p text:style-name="P18"><text:span text:style-name="T4">Select the </text:span><text:span text:style-name="T5">None</text:span><text:span text:style-name="T4"> Radio button.<text:line-break/></text:span></text:p>
        </text:list-item>
        <text:list-item>
          <text:p text:style-name="P15">Ensure that no error icon is displayed.<text:tab/><text:tab/><text:tab/><text:tab/><text:tab/><text:tab/><text:tab/><text:tab/>_____<text:line-break/></text:p>
        </text:list-item>
        <text:list-item>
          <text:p text:style-name="P18"><text:span text:style-name="T4">Enter </text:span><text:span text:style-name="T5">174.000</text:span><text:span text:style-name="T4"> into the </text:span><text:span text:style-name="T5">RX Frequency</text:span><text:span text:style-name="T4"> edit box.<text:line-break/></text:span></text:p>
        </text:list-item>
        <text:list-item>
          <text:p text:style-name="P18"><text:span text:style-name="T4">Select the </text:span><text:span text:style-name="T5">None</text:span><text:span text:style-name="T4"> Radio button.<text:line-break/></text:span></text:p>
        </text:list-item>
        <text:list-item>
          <text:p text:style-name="P18"><text:span text:style-name="T4">Ensure the </text:span><text:span text:style-name="T5">RX Frequency</text:span><text:span text:style-name="T4"> error icon is displayed.<text:tab/><text:tab/><text:tab/><text:tab/><text:tab/><text:tab/>_____<text:line-break/></text:span></text:p>
        </text:list-item>
        <text:list-item>
          <text:p text:style-name="P15">Place the cursor over the <text:span text:style-name="T1">error icon</text:span>.<text:line-break/></text:p>
        </text:list-item>
        <text:list-item>
          <text:p text:style-name="P15">Ensure the error message <text:span text:style-name="T1">cstrInvalid_VHF_Frequency </text:span>is displayed.<text:tab/><text:tab/><text:tab/><text:tab/>_____<text:line-break/></text:p>
        </text:list-item>
        <text:list-item>
          <text:p text:style-name="P12"><text:span text:style-name="T18">Enter </text:span><text:span text:style-name="T17">146.520</text:span><text:span text:style-name="T18"> into the </text:span><text:span text:style-name="T17">RX Frequency</text:span><text:span text:style-name="T18"> edit box.<text:line-break/></text:span></text:p>
        </text:list-item>
        <text:list-item>
          <text:p text:style-name="P12"><text:span text:style-name="T18">Select the </text:span><text:span text:style-name="T17">None</text:span><text:span text:style-name="T18"> edit box.<text:line-break/></text:span></text:p>
        </text:list-item>
        <text:list-item>
          <text:p text:style-name="P12"><text:span text:style-name="T18">Ensure the </text:span><text:span text:style-name="T17">TX Frequency</text:span><text:span text:style-name="T18"> edit box displays </text:span><text:span text:style-name="T17">146.520</text:span><text:span text:style-name="T18">.<text:tab/><text:tab/><text:tab/><text:tab/><text:tab/><text:tab/>_____<text:line-break/></text:span></text:p>
        </text:list-item>
        <text:list-item>
          <text:p text:style-name="P12"><text:span text:style-name="T18">Select the </text:span><text:span text:style-name="T17">DTSS</text:span><text:span text:style-name="T18"> Check box.<text:line-break/></text:span></text:p>
        </text:list-item>
        <text:list-item>
          <text:p text:style-name="P12"><text:span text:style-name="T18">Enter </text:span><text:span text:style-name="T17">123</text:span><text:span text:style-name="T18"> into the </text:span><text:span text:style-name="T17">DTSS Code</text:span><text:span text:style-name="T18"> edit box.<text:line-break/></text:span></text:p>
        </text:list-item>
        <text:list-item>
          <text:p text:style-name="P12"><text:soft-page-break/><text:span text:style-name="T18">Ensure the </text:span><text:span text:style-name="T17">Save</text:span><text:span text:style-name="T18"> button is disabled.<text:tab/><text:tab/><text:tab/><text:tab/><text:tab/><text:tab/><text:tab/><text:tab/>_____<text:line-break/></text:span></text:p>
        </text:list-item>
        <text:list-item>
          <text:p text:style-name="P12"><text:span text:style-name="T18">Enter the text “</text:span><text:span text:style-name="T17">VHF Favourite 1</text:span><text:span text:style-name="T18">” into the </text:span><text:span text:style-name="T17">Memory Name</text:span><text:span text:style-name="T18"> edit box.<text:line-break/></text:span></text:p>
        </text:list-item>
        <text:list-item>
          <text:p text:style-name="P12"><text:span text:style-name="T18">Ensure the </text:span><text:span text:style-name="T17">Save</text:span><text:span text:style-name="T18"> button is enabled.<text:tab/><text:tab/><text:tab/><text:tab/><text:tab/><text:tab/><text:tab/><text:tab/>_____<text:line-break/></text:span></text:p>
        </text:list-item>
        <text:list-item>
          <text:p text:style-name="P12"><text:span text:style-name="T18">Enter the text “</text:span><text:span text:style-name="T17">Maximum Number of Comment Char”</text:span><text:span text:style-name="T18"> <text:s/>into the </text:span><text:span text:style-name="T17">Comments</text:span><text:span text:style-name="T18"> edit box.<text:line-break/></text:span></text:p>
        </text:list-item>
        <text:list-item>
          <text:p text:style-name="P12"><text:span text:style-name="T18">Select the </text:span><text:span text:style-name="T17">Save</text:span><text:span text:style-name="T18"> button.<text:line-break/></text:span></text:p>
        </text:list-item>
        <text:list-item>
          <text:p text:style-name="P12"><text:span text:style-name="T18">Ensure the </text:span><text:span text:style-name="T17">Favourites Data Entry form</text:span><text:span text:style-name="T18"> is closed.<text:tab/><text:tab/><text:tab/><text:tab/><text:tab/><text:tab/>_____<text:line-break/></text:span></text:p>
        </text:list-item>
        <text:list-item>
          <text:p text:style-name="P12"><text:span text:style-name="T18">Ensure the text “</text:span><text:span text:style-name="T17">VHF Favourite 1</text:span><text:span text:style-name="T18">” is displayed on Favourites button one of the<text:line-break/>Main form.<text:tab/><text:tab/><text:tab/><text:tab/><text:tab/><text:tab/><text:tab/><text:tab/><text:tab/><text:tab/><text:tab/>_____<text:line-break/></text:span></text:p>
        </text:list-item>
        <text:list-item>
          <text:p text:style-name="P12"><text:span text:style-name="T18">Right-click the <text:s/></text:span><text:span text:style-name="T17">VHF Favourite 1</text:span><text:span text:style-name="T18"> on the Main form.<text:line-break/></text:span></text:p>
        </text:list-item>
        <text:list-item>
          <text:p text:style-name="P12"><text:span text:style-name="T18">Ensure the following data is displayed in the Favourites Data Entry form.<text:line-break/><text:line-break/></text:span><text:span text:style-name="T17">VHF</text:span><text:span text:style-name="T18"> radio button – </text:span><text:span text:style-name="T17">Selected</text:span><text:span text:style-name="T18"><text:tab/><text:tab/><text:tab/><text:tab/><text:tab/><text:tab/><text:tab/><text:tab/><text:tab/>_____<text:line-break/></text:span><text:span text:style-name="T17">Simplex Offset</text:span><text:span text:style-name="T18"> radio button – </text:span><text:span text:style-name="T17">Selected</text:span><text:span text:style-name="T18"><text:tab/><text:tab/><text:tab/><text:tab/><text:tab/><text:tab/><text:tab/>_____<text:line-break/></text:span><text:span text:style-name="T17">Offset Shift</text:span><text:span text:style-name="T18"> text box – </text:span><text:span text:style-name="T17">00.00</text:span><text:span text:style-name="T18"><text:tab/><text:tab/><text:tab/><text:tab/><text:tab/><text:tab/><text:tab/><text:tab/><text:tab/>_____<text:line-break/></text:span><text:span text:style-name="T17">Source</text:span><text:span text:style-name="T18"> text box – </text:span><text:span text:style-name="T17">FAV001</text:span><text:span text:style-name="T18"><text:tab/><text:tab/><text:tab/><text:tab/><text:tab/><text:tab/><text:tab/><text:tab/><text:tab/>_____<text:line-break/></text:span><text:span text:style-name="T17">RX Frequency</text:span><text:span text:style-name="T18"> text box – </text:span><text:span text:style-name="T17">146.520</text:span><text:span text:style-name="T18"><text:tab/><text:tab/><text:tab/><text:tab/><text:tab/><text:tab/><text:tab/><text:tab/>_____<text:line-break/></text:span><text:span text:style-name="T17">TX Frequency</text:span><text:span text:style-name="T18"> text box – </text:span><text:span text:style-name="T17">146.520</text:span><text:span text:style-name="T18"><text:tab/><text:tab/><text:tab/><text:tab/><text:tab/><text:tab/><text:tab/><text:tab/>_____<text:line-break/></text:span><text:span text:style-name="T17">Scan</text:span><text:span text:style-name="T18"> check box </text:span><text:span text:style-name="T17">deselected</text:span><text:span text:style-name="T18">.<text:tab/><text:tab/><text:tab/><text:tab/><text:tab/><text:tab/><text:tab/><text:tab/><text:tab/>_____<text:line-break/></text:span><text:span text:style-name="T17">None</text:span><text:span text:style-name="T18"> radio button </text:span><text:span text:style-name="T17">selected</text:span><text:span text:style-name="T18"><text:tab/><text:tab/><text:tab/><text:tab/><text:tab/><text:tab/><text:tab/><text:tab/><text:tab/>_____<text:line-break/></text:span><text:span text:style-name="T17">DTSS</text:span><text:span text:style-name="T18"> check box </text:span><text:span text:style-name="T17">selected</text:span><text:span text:style-name="T18"><text:tab/><text:tab/><text:tab/><text:tab/><text:tab/><text:tab/><text:tab/><text:tab/><text:tab/>_____<text:line-break/></text:span><text:span text:style-name="T17">DTSS</text:span><text:span text:style-name="T18"> edit box – </text:span><text:span text:style-name="T17">123</text:span><text:span text:style-name="T18"><text:tab/><text:tab/><text:tab/><text:tab/><text:tab/><text:tab/><text:tab/><text:tab/><text:tab/><text:tab/>_____<text:line-break/></text:span><text:span text:style-name="T17">RF Power Level</text:span><text:span text:style-name="T18"> – </text:span><text:span text:style-name="T17">H</text:span><text:span text:style-name="T18"><text:tab/><text:tab/><text:tab/><text:tab/><text:tab/><text:tab/><text:tab/><text:tab/><text:tab/><text:tab/>_____<text:line-break/></text:span><text:span text:style-name="T17">Memory Name</text:span><text:span text:style-name="T18"> edit box – </text:span><text:span text:style-name="T17">VHF Favourite 1</text:span><text:span text:style-name="T18"><text:tab/><text:tab/><text:tab/><text:tab/><text:tab/><text:tab/><text:tab/>_____<text:line-break/></text:span><text:span text:style-name="T17">Comments</text:span><text:span text:style-name="T18"> edit box – </text:span><text:span text:style-name="T17">Maximum Number of Comment Char</text:span><text:span text:style-name="T18"> <text:tab/><text:tab/><text:tab/><text:tab/><text:tab/>_____<text:line-break/></text:span></text:p>
        </text:list-item>
        <text:list-item>
          <text:p text:style-name="P12"><text:span text:style-name="T18">Select the </text:span><text:span text:style-name="T17">Cancel</text:span><text:span text:style-name="T18"> button and answer Yes.<text:line-break/></text:span></text:p>
        </text:list-item>
      </text:list>
      <text:p text:style-name="Text_20_body"><text:span text:style-name="T14">VHF Simplex Favourite Entry (PL Tone)</text:span><text:span text:style-name="T4"><text:line-break/></text:span></text:p>
      <text:list xml:id="list7851749017344541047" text:style-name="L4">
        <text:list-item>
          <text:p text:style-name="P19"><text:span text:style-name="T4">Right-click Favourite button Two on the Main form and enter the following data<text:line-break/>into the Favourites Data Entry form.<text:line-break/><text:line-break/></text:span><text:span text:style-name="T5">VHF</text:span><text:span text:style-name="T4"> radio button – </text:span><text:span text:style-name="T5">Selected</text:span><text:span text:style-name="T4"><text:line-break/></text:span><text:span text:style-name="T5">Simplex Offset</text:span><text:span text:style-name="T4"> radio button – </text:span><text:span text:style-name="T5">Selected</text:span><text:span text:style-name="T4"><text:line-break/></text:span><text:span text:style-name="T5">Offset Shift</text:span><text:span text:style-name="T4"> text box – </text:span><text:span text:style-name="T5">00.00</text:span><text:span text:style-name="T4"><text:line-break/></text:span><text:span text:style-name="T5">RX Frequency</text:span><text:span text:style-name="T4"> text box – </text:span><text:span text:style-name="T5">146.490</text:span><text:span text:style-name="T4"><text:line-break/></text:span><text:span text:style-name="T5">Scan</text:span><text:span text:style-name="T4"> check box </text:span><text:span text:style-name="T5">selected</text:span><text:span text:style-name="T4"><text:line-break/>T</text:span><text:span text:style-name="T5">one</text:span><text:span text:style-name="T4"> radio button </text:span><text:span text:style-name="T5">selected<text:line-break/>Tone Frequency</text:span><text:span text:style-name="T4"> </text:span><text:span text:style-name="T5">100</text:span><text:span text:style-name="T4"> selected<text:line-break/></text:span><text:span text:style-name="T5">DTSS</text:span><text:span text:style-name="T4"> check box de</text:span><text:span text:style-name="T5">selected</text:span><text:span text:style-name="T4"><text:line-break/></text:span><text:span text:style-name="T5">DTSS</text:span><text:span text:style-name="T4"> edit box empty<text:line-break/></text:span><text:span text:style-name="T5">RF Power Level</text:span><text:span text:style-name="T4"> – </text:span><text:span text:style-name="T5">M</text:span><text:span text:style-name="T4"><text:line-break/></text:span><text:soft-page-break/><text:span text:style-name="T5">Memory Name</text:span><text:span text:style-name="T4"> edit box – </text:span><text:span text:style-name="T5">VHF Favourite 2</text:span><text:span text:style-name="T4"><text:line-break/></text:span><text:span text:style-name="T5">Comments</text:span><text:span text:style-name="T4"> edit box clear<text:line-break/></text:span></text:p>
        </text:list-item>
        <text:list-item>
          <text:p text:style-name="P13"><text:span text:style-name="T18">Select the </text:span><text:span text:style-name="T17">Save</text:span><text:span text:style-name="T18"> button.<text:line-break/></text:span></text:p>
        </text:list-item>
        <text:list-item>
          <text:p text:style-name="P13"><text:span text:style-name="T18">Ensure the </text:span><text:span text:style-name="T17">Favourites Data Entry form</text:span><text:span text:style-name="T18"> is closed.<text:tab/><text:tab/><text:tab/><text:tab/><text:tab/><text:tab/>_____<text:line-break/></text:span></text:p>
        </text:list-item>
        <text:list-item>
          <text:p text:style-name="P13"><text:span text:style-name="T18">Ensure the text “</text:span><text:span text:style-name="T17">VHF Favourite 2</text:span><text:span text:style-name="T18">” is displayed on Favourites button Two of the<text:line-break/>Main form.<text:tab/><text:tab/><text:tab/><text:tab/><text:tab/><text:tab/><text:tab/><text:tab/><text:tab/><text:tab/><text:tab/>_____<text:line-break/></text:span></text:p>
        </text:list-item>
        <text:list-item>
          <text:p text:style-name="P13"><text:span text:style-name="T18">Right-click the <text:s/></text:span><text:span text:style-name="T17">VHF Favourite 2</text:span><text:span text:style-name="T18"> on the Main form.<text:line-break/></text:span></text:p>
        </text:list-item>
        <text:list-item>
          <text:p text:style-name="P13"><text:span text:style-name="T18">Ensure the following data is displayed in the Favourites Data Entry form.<text:line-break/><text:line-break/></text:span><text:span text:style-name="T17">VHF</text:span><text:span text:style-name="T18"> radio button – </text:span><text:span text:style-name="T17">Selected</text:span><text:span text:style-name="T18"><text:tab/><text:tab/><text:tab/><text:tab/><text:tab/><text:tab/><text:tab/><text:tab/><text:tab/>_____<text:line-break/></text:span><text:span text:style-name="T17">Simplex Offset</text:span><text:span text:style-name="T18"> radio button – </text:span><text:span text:style-name="T17">Selected</text:span><text:span text:style-name="T18"><text:tab/><text:tab/><text:tab/><text:tab/><text:tab/><text:tab/><text:tab/>_____<text:line-break/></text:span><text:span text:style-name="T17">Offset Shift</text:span><text:span text:style-name="T18"> text box – </text:span><text:span text:style-name="T17">00.00</text:span><text:span text:style-name="T18"><text:tab/><text:tab/><text:tab/><text:tab/><text:tab/><text:tab/><text:tab/><text:tab/><text:tab/>_____<text:line-break/></text:span><text:span text:style-name="T17">Source</text:span><text:span text:style-name="T18"> text box – </text:span><text:span text:style-name="T17">FAV002</text:span><text:span text:style-name="T18"><text:tab/><text:tab/><text:tab/><text:tab/><text:tab/><text:tab/><text:tab/><text:tab/><text:tab/>_____<text:line-break/></text:span><text:span text:style-name="T17">RX Frequency</text:span><text:span text:style-name="T18"> text box – </text:span><text:span text:style-name="T17">146.490</text:span><text:span text:style-name="T18"><text:tab/><text:tab/><text:tab/><text:tab/><text:tab/><text:tab/><text:tab/><text:tab/>_____<text:line-break/></text:span><text:span text:style-name="T17">TX Frequency</text:span><text:span text:style-name="T18"> text box – </text:span><text:span text:style-name="T17">146.490</text:span><text:span text:style-name="T18"><text:tab/><text:tab/><text:tab/><text:tab/><text:tab/><text:tab/><text:tab/><text:tab/>_____<text:line-break/></text:span><text:span text:style-name="T17">Scan</text:span><text:span text:style-name="T18"> check box </text:span><text:span text:style-name="T17">selected</text:span><text:span text:style-name="T18">.<text:tab/><text:tab/><text:tab/><text:tab/><text:tab/><text:tab/><text:tab/><text:tab/><text:tab/>_____<text:line-break/>T</text:span><text:span text:style-name="T17">one</text:span><text:span text:style-name="T18"> radio button </text:span><text:span text:style-name="T17">selected</text:span><text:span text:style-name="T18"><text:tab/><text:tab/><text:tab/><text:tab/><text:tab/><text:tab/><text:tab/><text:tab/><text:tab/>_____<text:line-break/></text:span><text:span text:style-name="T17">Tone Frequency 100</text:span><text:span text:style-name="T18"> displayed<text:tab/><text:tab/><text:tab/><text:tab/><text:tab/><text:tab/><text:tab/><text:tab/><text:tab/>_____<text:line-break/></text:span><text:span text:style-name="T17">DTSS</text:span><text:span text:style-name="T18"> check box de</text:span><text:span text:style-name="T17">selected</text:span><text:span text:style-name="T18"><text:tab/><text:tab/><text:tab/><text:tab/><text:tab/><text:tab/><text:tab/><text:tab/><text:tab/>_____<text:line-break/></text:span><text:span text:style-name="T17">DTSS</text:span><text:span text:style-name="T18"> edit box clear<text:tab/><text:tab/><text:tab/><text:tab/><text:tab/><text:tab/><text:tab/><text:tab/><text:tab/><text:tab/>_____<text:line-break/></text:span><text:span text:style-name="T17">RF Power Level</text:span><text:span text:style-name="T18"> – </text:span><text:span text:style-name="T17">M</text:span><text:span text:style-name="T18"><text:tab/><text:tab/><text:tab/><text:tab/><text:tab/><text:tab/><text:tab/><text:tab/><text:tab/><text:tab/>_____<text:line-break/></text:span><text:span text:style-name="T17">Memory Name</text:span><text:span text:style-name="T18"> edit box – </text:span><text:span text:style-name="T17">VHF Favourite 2</text:span><text:span text:style-name="T18"><text:tab/><text:tab/><text:tab/><text:tab/><text:tab/><text:tab/><text:tab/>_____<text:line-break/></text:span><text:span text:style-name="T17">Comments</text:span><text:span text:style-name="T18"> edit box clear</text:span><text:span text:style-name="T17"><text:tab/><text:tab/><text:tab/><text:tab/></text:span><text:span text:style-name="T18"> <text:tab/><text:tab/><text:tab/><text:tab/><text:tab/>_____<text:line-break/></text:span></text:p>
        </text:list-item>
        <text:list-item>
          <text:p text:style-name="P19"><text:span text:style-name="T4">Select the </text:span><text:span text:style-name="T5">Cancel</text:span><text:span text:style-name="T4"> button and answer Yes.<text:line-break/><text:line-break/><text:line-break/><text:line-break/><text:line-break/></text:span><text:span text:style-name="T14">UHF Simplex Favourite Entry (CTCSS Tone)</text:span><text:span text:style-name="T4"><text:line-break/><text:line-break/><text:line-break/><text:line-break/><text:line-break/><text:line-break/><text:line-break/><text:line-break/><text:line-break/><text:line-break/><text:line-break/><text:line-break/></text:span></text:p>
        </text:list-item>
      </text:list>
      <text:list xml:id="list132252240154728" text:continue-list="list132252162173196" text:style-name="L1">
        <text:list-header>
          <text:p text:style-name="P28"><text:span text:style-name="T16">CLEAR BUTTON</text:span><text:line-break/></text:p>
        </text:list-header>
        <text:list-item>
          <text:p text:style-name="P20">Select the <text:span text:style-name="T1">Clear</text:span> button.<text:line-break/></text:p>
        </text:list-item>
        <text:list-item>
          <text:p text:style-name="P20"><text:soft-page-break/>Ensure the error message <text:span text:style-name="T1">ER_Data_Entry_Favourite_In_Use</text:span> is displayed.<text:tab/><text:tab/><text:tab/>_____<text:line-break/></text:p>
        </text:list-item>
        <text:list-item>
          <text:p text:style-name="P20">Ensure the Title bar displays <text:span text:style-name="T1">Frequency in use error</text:span>.<text:tab/><text:tab/><text:tab/><text:tab/><text:tab/><text:tab/>_____<text:line-break/></text:p>
        </text:list-item>
        <text:list-item>
          <text:p text:style-name="P20">Select the <text:span text:style-name="T1">Ok</text:span> button.<text:line-break/></text:p>
        </text:list-item>
        <text:list-item>
          <text:p text:style-name="P20">Ensure the error message is dismissed.<text:tab/><text:tab/><text:tab/><text:tab/><text:tab/><text:tab/><text:tab/><text:tab/>_____<text:line-break/></text:p>
        </text:list-item>
        <text:list-item>
          <text:p text:style-name="P20">Ensure the <text:span text:style-name="T1">Favourites Button Data Entry form</text:span> remains displayed.<text:tab/><text:tab/><text:tab/><text:tab/>_____<text:line-break/></text:p>
        </text:list-item>
        <text:list-item>
          <text:p text:style-name="P20">Ensure <text:span text:style-name="T1">no data</text:span> was changed.<text:tab/><text:tab/><text:tab/><text:tab/><text:tab/><text:tab/><text:tab/><text:tab/><text:tab/>_____<text:line-break/></text:p>
        </text:list-item>
        <text:list-item>
          <text:p text:style-name="P20">Cancel the <text:span text:style-name="T1">Favourites Button Data Entry</text:span> form.<text:line-break/></text:p>
        </text:list-item>
        <text:list-item>
          <text:p text:style-name="P20">Select the <text:span text:style-name="T1">Yes</text:span> button on the <text:span text:style-name="T1">Confirm Cancellation</text:span> dialog box.<text:line-break/></text:p>
        </text:list-item>
        <text:list-item>
          <text:p text:style-name="P20">Right click on the <text:span text:style-name="T1">PEMO UHF</text:span> Favourites button.<text:line-break/></text:p>
        </text:list-item>
        <text:list-item>
          <text:p text:style-name="P20">Select the <text:span text:style-name="T1">Clear</text:span> button.<text:line-break/></text:p>
        </text:list-item>
        <text:list-item>
          <text:p text:style-name="P20">Ensure the confirmation message <text:span text:style-name="T1">CM_Data_Entry_Confirm_Clear is displayed</text:span>.<text:tab/><text:tab/>_____<text:line-break/></text:p>
        </text:list-item>
        <text:list-item>
          <text:p text:style-name="P20">Ensure the Title is <text:span text:style-name="T1">Confirm Clear</text:span>.<text:tab/><text:tab/><text:tab/><text:tab/><text:tab/><text:tab/><text:tab/><text:tab/>_____<text:line-break/></text:p>
        </text:list-item>
        <text:list-item>
          <text:p text:style-name="P20">Select the <text:span text:style-name="T1">No</text:span> button.<text:line-break/></text:p>
        </text:list-item>
        <text:list-item>
          <text:p text:style-name="P20">Ensure the confirmation message is dismissed.<text:tab/><text:tab/><text:tab/><text:tab/><text:tab/><text:tab/><text:tab/>_____<text:line-break/></text:p>
        </text:list-item>
        <text:list-item>
          <text:p text:style-name="P20">Ensure the <text:span text:style-name="T1">Favourites Button Data Entry</text:span> form is dismissed.<text:tab/><text:tab/><text:tab/><text:tab/><text:tab/>_____<text:line-break/></text:p>
        </text:list-item>
        <text:list-item>
          <text:p text:style-name="P20">Ensure the caption of <text:span text:style-name="T1">Favourite Button 5</text:span> remains <text:span text:style-name="T1">PEMO UHF</text:span>.<text:tab/><text:tab/><text:tab/><text:tab/><text:tab/>_____<text:line-break/></text:p>
        </text:list-item>
        <text:list-item>
          <text:p text:style-name="P20">Right click on the<text:span text:style-name="T1"> PEMO UHF </text:span>Favourites button.<text:line-break/></text:p>
        </text:list-item>
        <text:list-item>
          <text:p text:style-name="P20">Select the <text:span text:style-name="T1">Clear</text:span> button.<text:line-break/></text:p>
        </text:list-item>
        <text:list-item>
          <text:p text:style-name="P20">When the confirmation message is displayed, select the <text:span text:style-name="T1">Yes</text:span> button.<text:line-break/></text:p>
        </text:list-item>
        <text:list-item>
          <text:p text:style-name="P20">Ensure the confirmation message is dismissed.<text:tab/><text:tab/><text:tab/><text:tab/><text:tab/><text:tab/><text:tab/>_____<text:line-break/></text:p>
        </text:list-item>
        <text:list-item>
          <text:p text:style-name="P20">Ensure the <text:span text:style-name="T1">Favourites Button Data Entry</text:span> form is dismissed.<text:tab/><text:tab/><text:tab/><text:tab/><text:tab/>_____<text:line-break/></text:p>
        </text:list-item>
        <text:list-item>
          <text:p text:style-name="P25"><text:span text:style-name="T18">Ensure the caption of </text:span><text:span text:style-name="T17">Favourite Button 5</text:span><text:span text:style-name="T18"> is blank.<text:tab/><text:tab/><text:tab/><text:tab/><text:tab/><text:tab/>_____<text:line-break/><text:line-break/></text:span><text:span text:style-name="T20">SAVE BUTTON</text:span><text:span text:style-name="T18"><text:line-break/></text:span><text:soft-page-break/></text:p>
        </text:list-item>
        <text:list-item>
          <text:p text:style-name="P20">Left click on <text:span text:style-name="T1">Favourite button 5</text:span>.<text:line-break/></text:p>
        </text:list-item>
        <text:list-item>
          <text:p text:style-name="P20">Ensure the <text:span text:style-name="T1">Favourite Band</text:span> dialogue box is displayed.<text:tab/><text:tab/><text:tab/><text:tab/><text:tab/><text:tab/>_____<text:line-break/></text:p>
        </text:list-item>
        <text:list-item>
          <text:p text:style-name="P20">Select the UIHF button.<text:line-break/></text:p>
        </text:list-item>
        <text:list-item>
          <text:p text:style-name="P20">Enter <text:span text:style-name="T1">446.150</text:span> into the <text:span text:style-name="T1">RX Frequency</text:span> edit box.<text:line-break/></text:p>
        </text:list-item>
        <text:list-item>
          <text:p text:style-name="P20">Select the <text:span text:style-name="T1">Scan</text:span> check box.<text:line-break/></text:p>
        </text:list-item>
        <text:list-item>
          <text:p text:style-name="P20">Select the <text:span text:style-name="T1">Minus offset</text:span> radio button.<text:line-break/></text:p>
        </text:list-item>
        <text:list-item>
          <text:p text:style-name="P20">Select the <text:span text:style-name="T1">Tone</text:span> check box.<text:line-break/></text:p>
        </text:list-item>
        <text:list-item>
          <text:p text:style-name="P20">Select a <text:span text:style-name="T1">Tone Frequency</text:span> of <text:span text:style-name="T1">100.</text:span><text:line-break/></text:p>
        </text:list-item>
        <text:list-item>
          <text:p text:style-name="P20">Select the <text:span text:style-name="T1">CTSS</text:span> check box.<text:line-break/></text:p>
        </text:list-item>
        <text:list-item>
          <text:p text:style-name="P20">Select a <text:span text:style-name="T1">CTCSS Frequency </text:span>of <text:span text:style-name="T1">123</text:span>.<text:line-break/></text:p>
        </text:list-item>
        <text:list-item>
          <text:p text:style-name="P20">Select the <text:span text:style-name="T1">DTSS</text:span> check box.<text:line-break/></text:p>
        </text:list-item>
        <text:list-item>
          <text:p text:style-name="P20">Enter a <text:span text:style-name="T1">DTSS Code</text:span> of <text:span text:style-name="T1">567</text:span>.<text:line-break/></text:p>
        </text:list-item>
        <text:list-item>
          <text:p text:style-name="P20">Enter “<text:span text:style-name="T1">SAVE</text:span>” into the <text:span text:style-name="T1">Memory Name</text:span> edit box.<text:line-break/></text:p>
        </text:list-item>
        <text:list-item>
          <text:p text:style-name="P20">Enter “<text:span text:style-name="T1">SAVE Test</text:span>” into the <text:span text:style-name="T1">Comments</text:span> edit box.<text:line-break/></text:p>
        </text:list-item>
        <text:list-item>
          <text:p text:style-name="P20">Select the <text:span text:style-name="T1">Save</text:span> button.<text:line-break/></text:p>
        </text:list-item>
        <text:list-item>
          <text:p text:style-name="P20">Ensure the <text:span text:style-name="T1">Favourite Data Entry form</text:span> is dismissed.<text:tab/><text:tab/><text:tab/><text:tab/><text:tab/><text:tab/>_____<text:line-break/></text:p>
        </text:list-item>
        <text:list-item>
          <text:p text:style-name="P20">Ensure that Favourite Button 5 caption is <text:span text:style-name="T1">Save</text:span>.<text:tab/><text:tab/><text:tab/><text:tab/><text:tab/><text:tab/><text:tab/>_____<text:line-break/></text:p>
        </text:list-item>
        <text:list-item>
          <text:p text:style-name="P20">Right-click on the <text:span text:style-name="T1">SAVE</text:span> <text:span text:style-name="T1">Favourite</text:span> button.<text:line-break/></text:p>
        </text:list-item>
        <text:list-item>
          <text:p text:style-name="P20">Ensure the <text:span text:style-name="T1">UHF</text:span> radio button is selected.<text:tab/><text:tab/><text:tab/><text:tab/><text:tab/><text:tab/><text:tab/>_____<text:line-break/></text:p>
        </text:list-item>
        <text:list-item>
          <text:p text:style-name="P20">Ensure the <text:span text:style-name="T1">Source</text:span> edit box displays <text:span text:style-name="T1">FAV005</text:span>.<text:tab/><text:tab/><text:tab/><text:tab/><text:tab/><text:tab/><text:tab/>_____<text:line-break/></text:p>
        </text:list-item>
        <text:list-item>
          <text:p text:style-name="P20">Ensure the <text:span text:style-name="T1">RX Frequency</text:span> edit box contains <text:span text:style-name="T1">446.150</text:span>.<text:tab/><text:tab/><text:tab/><text:tab/><text:tab/><text:tab/>_____<text:line-break/></text:p>
        </text:list-item>
        <text:list-item>
          <text:p text:style-name="P20">Ensure the <text:span text:style-name="T1">TX Frequency</text:span> edit box contains <text:span text:style-name="T1">441.150</text:span>.<text:tab/><text:tab/><text:tab/><text:tab/><text:tab/><text:tab/>_____<text:line-break/></text:p>
        </text:list-item>
        <text:list-item>
          <text:p text:style-name="P20"><text:soft-page-break/>Ensure the <text:span text:style-name="T1">Scan</text:span> check box is selected.<text:tab/><text:tab/><text:tab/><text:tab/><text:tab/><text:tab/><text:tab/><text:tab/>_____<text:line-break/></text:p>
        </text:list-item>
        <text:list-item>
          <text:p text:style-name="P20">Ensure the <text:span text:style-name="T1">Minus offset</text:span> radio button is selected.<text:tab/><text:tab/><text:tab/><text:tab/><text:tab/><text:tab/>_____<text:line-break/></text:p>
        </text:list-item>
        <text:list-item>
          <text:p text:style-name="P20">Ensure the <text:span text:style-name="T1">Offset</text:span> edit box contains <text:span text:style-name="T1">05.00</text:span>.<text:tab/><text:tab/><text:tab/><text:tab/><text:tab/><text:tab/><text:tab/>_____<text:line-break/></text:p>
        </text:list-item>
        <text:list-item>
          <text:p text:style-name="P20">Ensure the <text:span text:style-name="T1">Tone</text:span> check box is selected.<text:tab/><text:tab/><text:tab/><text:tab/><text:tab/><text:tab/><text:tab/><text:tab/>_____<text:line-break/></text:p>
        </text:list-item>
        <text:list-item>
          <text:p text:style-name="P20">Ensure the <text:span text:style-name="T1">Tone Frequency</text:span> list displays <text:span text:style-name="T1">100</text:span>.<text:tab/><text:tab/><text:tab/><text:tab/><text:tab/><text:tab/><text:tab/>_____<text:line-break/></text:p>
        </text:list-item>
        <text:list-item>
          <text:p text:style-name="P20">Ensure the <text:span text:style-name="T1">CTCSS</text:span> check box is selected.<text:tab/><text:tab/><text:tab/><text:tab/><text:tab/><text:tab/><text:tab/>_____<text:line-break/></text:p>
        </text:list-item>
        <text:list-item>
          <text:p text:style-name="P20">Ensure the <text:span text:style-name="T1">CTCSS Frequency</text:span> list displays <text:span text:style-name="T1">123</text:span>.<text:tab/><text:tab/><text:tab/><text:tab/><text:tab/><text:tab/>_____<text:line-break/></text:p>
        </text:list-item>
        <text:list-item>
          <text:p text:style-name="P20">Ensure the <text:span text:style-name="T1">DTSS</text:span> check box is selected.<text:tab/><text:tab/><text:tab/><text:tab/><text:tab/><text:tab/><text:tab/>_____<text:line-break/></text:p>
        </text:list-item>
        <text:list-item>
          <text:p text:style-name="P20">Ensure the <text:span text:style-name="T1">DTSS Code</text:span> edit box contains <text:span text:style-name="T1">567</text:span>.<text:tab/><text:tab/><text:tab/><text:tab/><text:tab/><text:tab/><text:tab/>_____<text:line-break/></text:p>
        </text:list-item>
        <text:list-item>
          <text:p text:style-name="P20">Ensure the Memory Name edit box contains “<text:span text:style-name="T1">SAVE</text:span>”.<text:tab/><text:tab/><text:tab/><text:tab/><text:tab/><text:tab/>_____<text:line-break/></text:p>
        </text:list-item>
        <text:list-item>
          <text:p text:style-name="P20">Ensure the Comments edit box contains “<text:span text:style-name="T1">SAVE Test</text:span>”.<text:tab/><text:tab/><text:tab/><text:tab/><text:tab/><text:tab/>_____<text:line-break/></text:p>
        </text:list-item>
        <text:list-item>
          <text:p text:style-name="P20">Ca<text:span text:style-name="T1">ncel</text:span> the entry.<text:line-break/></text:p>
        </text:list-item>
        <text:list-item>
          <text:p text:style-name="P20">Terminate the application.<text:line-break/></text:p>
        </text:list-item>
        <text:list-item>
          <text:p text:style-name="P16">END OF TES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3"/>Page <text:page-number text:select-page="current">18</text:page-number> of <text:page-count>18</text:page-count> <text:s text:c="19"/>Modified <text:date style:data-style-name="N75" text:date-value="2014-11-14T13:22:52.079000179">14 Nov 2014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4"/>Page <text:page-number text:select-page="current">17</text:page-number> of <text:page-count>18</text:page-count> <text:s text:c="33"/><text:modification-date style:data-style-name="N75">14 Nov 2014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>TMV7A Software Test Procedures Vol 3-2-1 Favourite Button Data Entry Form</dc:title>
    <meta:initial-creator>Hew Lines</meta:initial-creator>
    <meta:creation-date>2008-12-11T08:27:04</meta:creation-date>
    <dc:date>2014-11-14T13:22:52.048000000</dc:date>
    <meta:printed-by>Alix Day</meta:printed-by>
    <meta:print-date>2012-05-30T13:54:23.56</meta:print-date>
    <meta:editing-cycles>72</meta:editing-cycles>
    <meta:editing-duration>PT8H12M50S</meta:editing-duration>
    <meta:document-statistic meta:table-count="0" meta:image-count="0" meta:object-count="0" meta:page-count="18" meta:paragraph-count="317" meta:word-count="3009" meta:character-count="18942" meta:non-whitespace-character-count="14583"/>
    <meta:user-defined meta:name="Info 1"/>
    <meta:user-defined meta:name="Info 3"/>
    <meta:user-defined meta:name="Info 4"/>
    <meta:user-defined meta:name="Version">Ver 1.0.0</meta:user-defined>
  </office:meta>
</office:document-meta>
</file>